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BFB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Hi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" style:family="table-cell" style:parent-style-name="Hiperlink" style:data-style-name="N0">
      <style:table-cell-properties fo:border="thin solid #000000" style:vertical-align="automatic" fo:background-color="transparent"/>
      <style:text-properties fo:color="#0563C1" style:text-underline-style="solid" style:text-underline-type="singl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="thin solid #000000"/>
    </style:style>
    <style:style style:name="ce16" style:family="table-cell" style:parent-style-name="Default" style:data-style-name="N36">
      <style:table-cell-properties fo:border="thin solid #000000"/>
    </style:style>
    <style:style style:name="ce17" style:family="table-cell" style:parent-style-name="Default" style:data-style-name="N36"/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="thin solid #000000"/>
    </style:style>
    <style:style style:name="ce20" style:family="table-cell" style:parent-style-name="Default" style:data-style-name="N19">
      <style:table-cell-properties fo:border="thin solid #000000"/>
    </style:style>
    <style:style style:name="ce21" style:family="table-cell" style:parent-style-name="Hiperlink" style:data-style-name="N0">
      <style:table-cell-properties fo:border="thin solid #000000" style:vertical-align="automatic" fo:wrap-option="wrap" fo:background-color="transparent"/>
      <style:text-properties fo:color="#0563C1" style:text-underline-style="solid" style:text-underline-type="single"/>
    </style:style>
    <style:style style:name="ce22" style:family="table-cell" style:parent-style-name="Default" style:data-style-name="N37"/>
    <style:style style:name="ce23" style:family="table-cell" style:parent-style-name="Hiperlink" style:data-style-name="N0">
      <style:table-cell-properties style:vertical-align="automatic" fo:wrap-option="wrap" fo:background-color="transparent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style:vertical-align="automatic" fo:wrap-option="wrap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6" style:family="table-cell" style:parent-style-name="Default" style:data-style-name="N0">
      <style:table-cell-properties fo:border="thin solid #000000" style:vertical-align="automatic" fo:wrap-option="wrap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8" style:family="table-cell" style:parent-style-name="Hiperlink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color="#0563C1" style:text-underline-style="solid" style:text-underline-type="single"/>
    </style:style>
    <style:style style:name="ce29" style:family="table-cell" style:parent-style-name="Default" style:data-style-name="N0">
      <style:table-cell-properties fo:border="thin solid #000000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1" style:family="table-cell" style:parent-style-name="Default" style:data-style-name="N0"/>
    <style:style style:name="ce32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6.905625cm"/>
    </style:style>
    <style:style style:name="co5" style:family="table-column">
      <style:table-column-properties fo:break-before="auto" style:column-width="6.29708333333333cm"/>
    </style:style>
    <style:style style:name="co6" style:family="table-column">
      <style:table-column-properties fo:break-before="auto" style:column-width="10.795cm" style:use-optimal-column-width="true"/>
    </style:style>
    <style:style style:name="co7" style:family="table-column">
      <style:table-column-properties fo:break-before="auto" style:column-width="7.62cm"/>
    </style:style>
    <style:style style:name="co8" style:family="table-column">
      <style:table-column-properties fo:break-before="auto" style:column-width="5.74145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4.94770833333333cm"/>
    </style:style>
    <style:style style:name="co15" style:family="table-column">
      <style:table-column-properties fo:break-before="auto" style:column-width="6.746875cm"/>
    </style:style>
    <style:style style:name="co16" style:family="table-column">
      <style:table-column-properties fo:break-before="auto" style:column-width="12.5147916666667cm"/>
    </style:style>
    <style:style style:name="co17" style:family="table-column">
      <style:table-column-properties fo:break-before="auto" style:column-width="2.83104166666667cm"/>
    </style:style>
    <style:style style:name="co18" style:family="table-column">
      <style:table-column-properties fo:break-before="auto" style:column-width="2.35479166666667cm"/>
    </style:style>
    <style:style style:name="co19" style:family="table-column">
      <style:table-column-properties fo:break-before="auto" style:column-width="1.74625cm"/>
    </style:style>
    <style:style style:name="co20" style:family="table-column">
      <style:table-column-properties fo:break-before="auto" style:column-width="4.97416666666667cm"/>
    </style:style>
    <style:style style:name="co21" style:family="table-column">
      <style:table-column-properties fo:break-before="auto" style:column-width="1.825625cm" style:use-optimal-column-width="true"/>
    </style:style>
    <style:style style:name="co22" style:family="table-column">
      <style:table-column-properties fo:break-before="auto" style:column-width="8.14916666666667cm"/>
    </style:style>
    <style:style style:name="co23" style:family="table-column">
      <style:table-column-properties fo:break-before="auto" style:column-width="2.69875cm"/>
    </style:style>
    <style:style style:name="co24" style:family="table-column">
      <style:table-column-properties fo:break-before="auto" style:column-width="2.778125cm"/>
    </style:style>
    <style:style style:name="co25" style:family="table-column">
      <style:table-column-properties fo:break-before="auto" style:column-width="6.50875cm"/>
    </style:style>
    <style:style style:name="co26" style:family="table-column">
      <style:table-column-properties fo:break-before="auto" style:column-width="2.43416666666667cm"/>
    </style:style>
    <style:style style:name="co27" style:family="table-column">
      <style:table-column-properties fo:break-before="auto" style:column-width="4.49791666666667cm"/>
    </style:style>
    <style:style style:name="co28" style:family="table-column">
      <style:table-column-properties fo:break-before="auto" style:column-width="10.795cm"/>
    </style:style>
    <style:style style:name="co29" style:family="table-column">
      <style:table-column-properties fo:break-before="auto" style:column-width="2.54cm"/>
    </style:style>
    <style:style style:name="co30" style:family="table-column">
      <style:table-column-properties fo:break-before="auto" style:column-width="4.048125cm"/>
    </style:style>
    <style:style style:name="co31" style:family="table-column">
      <style:table-column-properties fo:break-before="auto" style:column-width="2.883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7.8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munidades" table:style-name="ta1">
        <table:table-column table:style-name="co1" table:default-cell-style-name="ce1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ESTADO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SITE</text:p>
          </table:table-cell>
          <table:table-cell office:value-type="string" table:style-name="ce3">
            <text:p>GITHUB</text:p>
          </table:table-cell>
          <table:table-cell office:value-type="string" table:style-name="ce3">
            <text:p>TWITTER</text:p>
          </table:table-cell>
          <table:table-cell office:value-type="string" table:style-name="ce3">
            <text:p>FACEBOOK PAGE</text:p>
          </table:table-cell>
          <table:table-cell office:value-type="string" table:style-name="ce3">
            <text:p>INSTAGRAM</text:p>
          </table:table-cell>
          <table:table-cell office:value-type="string" table:style-name="ce3">
            <text:p>TELEGRAM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Coluna1</text:p>
          </table:table-cell>
          <table:table-cell office:value-type="string" table:style-name="ce5">
            <text:p>PHPESTE</text:p>
          </table:table-cell>
          <table:table-cell office:value-type="string" table:style-name="ce5">
            <text:p>https://phpeste.net</text:p>
          </table:table-cell>
          <table:table-cell office:value-type="string" table:style-name="ce6">
            <text:p><text:a xlink:href="https://github.com/PHPeste">https://github.com/PHPeste</text:a></text:p>
          </table:table-cell>
          <table:table-cell office:value-type="string" table:style-name="ce6">
            <text:p><text:a xlink:href="https://twitter.com/phpestene">https://twitter.com/phpestene</text:a></text:p>
          </table:table-cell>
          <table:table-cell office:value-type="string" table:style-name="ce6">
            <text:p><text:a xlink:href="https://www.facebook.com/PeAgaPeste/">https://www.facebook.com/PeAgaPeste/</text:a></text:p>
          </table:table-cell>
          <table:table-cell office:value-type="string" table:style-name="ce6">
            <text:p><text:a xlink:href="https://www.instagram.com/phpeste/">https://www.instagram.com/phpeste/</text:a></text:p>
          </table:table-cell>
          <table:table-cell office:value-type="string" table:style-name="ce6">
            <text:p><text:a xlink:href="https://t.me/phpeste">https://t.me/phpeste</text:a>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AL</text:p>
          </table:table-cell>
          <table:table-cell office:value-type="string" table:style-name="ce5">
            <text:p>PHP User Group – Alagoas</text:p>
          </table:table-cell>
          <table:table-cell office:value-type="string" table:style-name="ce6">
            <text:p><text:a xlink:href="http://www.php-al.org/">http://www.php-al.org/</text:a></text:p>
          </table:table-cell>
          <table:table-cell office:value-type="string" table:style-name="ce6">
            <text:p><text:a xlink:href="https://github.com/PHP-AL">https://github.com/PHP-AL</text:a></text:p>
          </table:table-cell>
          <table:table-cell office:value-type="string" table:style-name="ce6">
            <text:p><text:a xlink:href="https://twitter.com/php_al">https://twitter.com/php_al</text:a></text:p>
          </table:table-cell>
          <table:table-cell office:value-type="string" table:style-name="ce7">
            <text:p><text:a xlink:href="https://www.facebook.com/groups/385099358172866/">https://www.facebook.com/groups/385099358172866/</text:a></text:p>
          </table:table-cell>
          <table:table-cell office:value-type="string" table:style-name="ce6">
            <text:p><text:a xlink:href="https://www.instagram.com/php.al/">https://www.instagram.com/php.al/</text:a></text:p>
          </table:table-cell>
          <table:table-cell table:style-name="ce5"/>
          <table:table-cell table:number-columns-repeated="16376"/>
        </table:table-row>
        <table:table-row table:style-name="ro2">
          <table:table-cell office:value-type="string" table:style-name="ce4">
            <text:p>BA</text:p>
          </table:table-cell>
          <table:table-cell office:value-type="string" table:style-name="ce5">
            <text:p>PHPBA</text:p>
          </table:table-cell>
          <table:table-cell office:value-type="string" table:style-name="ce6">
            <text:p><text:a xlink:href="http://phpba.com.br/">http://phpba.com.br/</text:a></text:p>
          </table:table-cell>
          <table:table-cell office:value-type="string" table:style-name="ce6">
            <text:p><text:a xlink:href="https://github.com/phpba/">https://github.com/phpba/</text:a></text:p>
          </table:table-cell>
          <table:table-cell office:value-type="string" table:style-name="ce6">
            <text:p><text:a xlink:href="https://twitter.com/phpba">https://twitter.com/phpba</text:a></text:p>
          </table:table-cell>
          <table:table-cell office:value-type="string" table:style-name="ce7">
            <text:p><text:a xlink:href="https://www.facebook.com/PHPBA-1452159261670420/">https://www.facebook.com/PHPBA-1452159261670420/</text:a></text:p>
          </table:table-cell>
          <table:table-cell table:style-name="ce5"/>
          <table:table-cell office:value-type="string" table:style-name="ce8">
            <text:p>https://telegram.me/phpba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CE</text:p>
          </table:table-cell>
          <table:table-cell office:value-type="string" table:style-name="ce5">
            <text:p>PHP com Rapadura</text:p>
          </table:table-cell>
          <table:table-cell office:value-type="string" table:style-name="ce6">
            <text:p><text:a xlink:href="http://phpcomrapadura.org/">http://phpcomrapadura.org/</text:a></text:p>
          </table:table-cell>
          <table:table-cell office:value-type="string" table:style-name="ce6">
            <text:p><text:a xlink:href="https://github.com/PHPcomRapadura">https://github.com/PHPcomRapadura</text:a></text:p>
          </table:table-cell>
          <table:table-cell office:value-type="string" table:style-name="ce6">
            <text:p><text:a xlink:href="https://twitter.com/phpcomrapadura">https://twitter.com/phpcomrapadura</text:a></text:p>
          </table:table-cell>
          <table:table-cell office:value-type="string" table:style-name="ce6">
            <text:p><text:a xlink:href="https://www.facebook.com/RAPADURAdoPoder/">https://www.facebook.com/RAPADURAdoPoder/</text:a></text:p>
          </table:table-cell>
          <table:table-cell office:value-type="string" table:style-name="ce28">
            <text:p><text:a xlink:href="https://www.instagram.com/phpcomrapadura/">https://www.instagram.com/phpcomrapadura/</text:a></text:p>
          </table:table-cell>
          <table:table-cell office:value-type="string" table:style-name="ce6">
            <text:p><text:a xlink:href="https://t.me/phpcomrapadura">https://t.me/phpcomrapadura</text:a>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MA</text:p>
          </table:table-cell>
          <table:table-cell office:value-type="string" table:style-name="ce5">
            <text:p>PHP Maranhão</text:p>
          </table:table-cell>
          <table:table-cell office:value-type="string" table:style-name="ce6">
            <text:p><text:a xlink:href="https://phpmaranhao.com.br/">https://phpmaranhao.com.br/</text:a></text:p>
          </table:table-cell>
          <table:table-cell office:value-type="string" table:style-name="ce6">
            <text:p><text:a xlink:href="https://github.com/phpmaranhao">https://github.com/phpmaranhao</text:a></text:p>
          </table:table-cell>
          <table:table-cell office:value-type="string" table:style-name="ce6">
            <text:p><text:a xlink:href="https://twitter.com/phpmaranhao">https://twitter.com/phpmaranhao</text:a></text:p>
          </table:table-cell>
          <table:table-cell office:value-type="string" table:style-name="ce6">
            <text:p><text:a xlink:href="https://www.facebook.com/devswebmaranhao/">https://www.facebook.com/devswebmaranhao/</text:a></text:p>
          </table:table-cell>
          <table:table-cell office:value-type="string" table:style-name="ce6">
            <text:p><text:a xlink:href="https://www.instagram.com/phpmaranhao/">https://www.instagram.com/phpmaranhao/</text:a></text:p>
          </table:table-cell>
          <table:table-cell office:value-type="string" table:style-name="ce10">
            <text:p>https://t.me/phpmaranhao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B</text:p>
          </table:table-cell>
          <table:table-cell office:value-type="string" table:style-name="ce5">
            <text:p>PHP PB</text:p>
          </table:table-cell>
          <table:table-cell office:value-type="string" table:style-name="ce6">
            <text:p><text:a xlink:href="http://php-pb.net/">http://php-pb.net/</text:a></text:p>
          </table:table-cell>
          <table:table-cell office:value-type="string" table:style-name="ce6">
            <text:p><text:a xlink:href="https://github.com/php-pb">https://github.com/php-pb</text:a></text:p>
          </table:table-cell>
          <table:table-cell office:value-type="string" table:style-name="ce6">
            <text:p><text:a xlink:href="https://twitter.com/phppb">https://twitter.com/phppb</text:a></text:p>
          </table:table-cell>
          <table:table-cell office:value-type="string" table:style-name="ce7">
            <text:p><text:a xlink:href="https://www.facebook.com/PHP-PB-153629998034618/">https://www.facebook.com/PHP-PB-153629998034618/</text:a></text:p>
          </table:table-cell>
          <table:table-cell office:value-type="string" table:style-name="ce6">
            <text:p><text:a xlink:href="https://www.instagram.com/phppb/">https://www.instagram.com/phppb/</text:a></text:p>
          </table:table-cell>
          <table:table-cell office:value-type="string" table:style-name="ce6">
            <text:p><text:a xlink:href="https://t.me/phppb">https://t.me/phppb</text:a>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E</text:p>
          </table:table-cell>
          <table:table-cell office:value-type="string" table:style-name="ce5">
            <text:p>PHP Pernambuco</text:p>
          </table:table-cell>
          <table:table-cell office:value-type="string" table:style-name="ce6">
            <text:p><text:a xlink:href="https://www.phppe.net/">https://www.phppe.net/</text:a></text:p>
          </table:table-cell>
          <table:table-cell office:value-type="string" table:style-name="ce6">
            <text:p><text:a xlink:href="https://github.com/php-pernambuco">https://github.com/php-pernambuco</text:a></text:p>
          </table:table-cell>
          <table:table-cell office:value-type="string" table:style-name="ce6">
            <text:p><text:a xlink:href="https://twitter.com/PHPPernambuco">https://twitter.com/PHPPernambuco</text:a></text:p>
          </table:table-cell>
          <table:table-cell office:value-type="string" table:style-name="ce7">
            <text:p><text:a xlink:href="https://www.facebook.com/comunidadewebpe/">https://www.facebook.com/comunidadewebpe/</text:a></text:p>
          </table:table-cell>
          <table:table-cell office:value-type="string" table:style-name="ce6">
            <text:p><text:a xlink:href="https://www.instagram.com/phppernambuco/">https://www.instagram.com/phppernambuco/</text:a></text:p>
          </table:table-cell>
          <table:table-cell office:value-type="string" table:style-name="ce5">
            <text:p>https://t.me/phppe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I</text:p>
          </table:table-cell>
          <table:table-cell office:value-type="string" table:style-name="ce5">
            <text:p>PHP PI</text:p>
          </table:table-cell>
          <table:table-cell table:number-columns-repeated="6" table:style-name="ce5"/>
          <table:table-cell table:number-columns-repeated="16376"/>
        </table:table-row>
        <table:table-row table:style-name="ro2">
          <table:table-cell office:value-type="string" table:style-name="ce4">
            <text:p>RN</text:p>
          </table:table-cell>
          <table:table-cell office:value-type="string" table:style-name="ce5">
            <text:p>PHP RN</text:p>
          </table:table-cell>
          <table:table-cell office:value-type="string" table:style-name="ce6">
            <text:p><text:a xlink:href="http://www.phprn.org/">http://www.phprn.org/</text:a></text:p>
          </table:table-cell>
          <table:table-cell office:value-type="string" table:style-name="ce6">
            <text:p><text:a xlink:href="https://github.com/phprn">https://github.com/phprn</text:a></text:p>
          </table:table-cell>
          <table:table-cell office:value-type="string" table:style-name="ce6">
            <text:p><text:a xlink:href="https://twitter.com/php_rn">https://twitter.com/php_rn</text:a></text:p>
          </table:table-cell>
          <table:table-cell office:value-type="string" table:style-name="ce7">
            <text:p><text:a xlink:href="https://www.facebook.com/groups/1686832664951730/">https://www.facebook.com/groups/1686832664951730/</text:a></text:p>
          </table:table-cell>
          <table:table-cell office:value-type="string" table:style-name="ce6">
            <text:p><text:a xlink:href="https://www.instagram.com/php.rn/">https://www.instagram.com/php.rn/</text:a></text:p>
          </table:table-cell>
          <table:table-cell office:value-type="string" table:style-name="ce6">
            <text:p><text:a xlink:href="https://t.me/phprn">https://t.me/phprn</text:a>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SE</text:p>
          </table:table-cell>
          <table:table-cell office:value-type="string" table:style-name="ce5">
            <text:p>PHP SE</text:p>
          </table:table-cell>
          <table:table-cell office:value-type="string" table:style-name="ce6">
            <text:p><text:a xlink:href="http://www.phpse.net/">http://www.phpse.net/</text:a></text:p>
          </table:table-cell>
          <table:table-cell office:value-type="string" table:style-name="ce6">
            <text:p><text:a xlink:href="https://github.com/PHPSergipe">https://github.com/PHPSergipe</text:a></text:p>
          </table:table-cell>
          <table:table-cell office:value-type="string" table:style-name="ce9">
            <text:p><text:a xlink:href="https://twitter.com/phpse">https://twitter.com/phpse</text:a></text:p>
          </table:table-cell>
          <table:table-cell office:value-type="string" table:style-name="ce11">
            <text:p><text:a xlink:href="https://www.facebook.com/PHP-Sergipe-296232240477531/">https://www.facebook.com/PHP-Sergipe-296232240477531/</text:a></text:p>
          </table:table-cell>
          <table:table-cell table:style-name="ce12"/>
          <table:table-cell office:value-type="string" table:style-name="ce6">
            <text:p><text:a xlink:href="https://telegram.me/phpSE">https://telegram.me/phpSE</text:a></text:p>
          </table:table-cell>
          <table:table-cell table:number-columns-repeated="16376"/>
        </table:table-row>
        <table:table-row table:number-rows-repeated="1048565" table:style-name="ro5">
          <table:table-cell table:number-columns-repeated="16384"/>
        </table:table-row>
      </table:table>
      <table:table table:name="Github" table:style-name="ta1">
        <table:shapes>
          <draw:frame draw:z-index="1" draw:id="id0" draw:style-name="a0" draw:name="Gráfico 1" svg:x="0.53937in" svg:y="3.47913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9" table:number-columns-repeated="16377" table:default-cell-style-name="ce1"/>
        <table:table-row table:style-name="ro1">
          <table:table-cell office:value-type="string" office:string-value="ESTADO" table:formula="of:=[Comunidades.A1]" table:style-name="ce14">
            <text:p>ESTADO</text:p>
          </table:table-cell>
          <table:table-cell office:value-type="string" office:string-value="NOME" table:formula="of:=[Comunidades.B1]" table:style-name="ce14">
            <text:p>NOME</text:p>
          </table:table-cell>
          <table:table-cell office:value-type="string" office:string-value="GITHUB" table:formula="of:=[Comunidades.D1]" table:style-name="ce14">
            <text:p>GITHUB</text:p>
          </table:table-cell>
          <table:table-cell office:value-type="string" table:style-name="ce14">
            <text:p>Repositórios</text:p>
          </table:table-cell>
          <table:table-cell office:value-type="string" table:style-name="ce14">
            <text:p>Pessoas</text:p>
          </table:table-cell>
          <table:table-cell office:value-type="string" table:style-name="ce14">
            <text:p>Produtividade</text:p>
          </table:table-cell>
          <table:table-cell office:value-type="string" table:style-name="ce14">
            <text:p>Data Coleta</text:p>
          </table:table-cell>
          <table:table-cell table:number-columns-repeated="16377"/>
        </table:table-row>
        <table:table-row table:style-name="ro2">
          <table:table-cell office:value-type="string" office:string-value="MA" table:formula="of:=[Comunidades.A6]" table:style-name="ce5">
            <text:p>MA</text:p>
          </table:table-cell>
          <table:table-cell office:value-type="string" office:string-value="PHP Maranhão" table:formula="of:=[Comunidades.B6]" table:style-name="ce5">
            <text:p>PHP Maranhão</text:p>
          </table:table-cell>
          <table:table-cell office:value-type="string" office:string-value="https://github.com/phpmaranhao" table:formula="of:=[Comunidades.D6]" table:style-name="ce5">
            <text:p>https://github.com/phpmaranhao</text:p>
          </table:table-cell>
          <table:table-cell office:value-type="float" office:value="29" table:style-name="ce5">
            <text:p>29</text:p>
          </table:table-cell>
          <table:table-cell office:value-type="float" office:value="4" table:style-name="ce5">
            <text:p>4</text:p>
          </table:table-cell>
          <table:table-cell office:value-type="float" office:value="7.25" table:formula="of:=[.D2]/[.E2]" table:style-name="ce15">
            <text:p>7,25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7"/>
        </table:table-row>
        <table:table-row table:style-name="ro2">
          <table:table-cell office:value-type="string" office:string-value="CE" table:formula="of:=[Comunidades.A5]" table:style-name="ce5">
            <text:p>CE</text:p>
          </table:table-cell>
          <table:table-cell office:value-type="string" office:string-value="PHP com Rapadura" table:formula="of:=[Comunidades.B5]" table:style-name="ce5">
            <text:p>PHP com Rapadura</text:p>
          </table:table-cell>
          <table:table-cell office:value-type="string" office:string-value="https://github.com/PHPcomRapadura" table:formula="of:=[Comunidades.D5]" table:style-name="ce5">
            <text:p>https://github.com/PHPcomRapadura</text:p>
          </table:table-cell>
          <table:table-cell office:value-type="float" office:value="28" table:style-name="ce5">
            <text:p>28</text:p>
          </table:table-cell>
          <table:table-cell office:value-type="float" office:value="8" table:style-name="ce5">
            <text:p>8</text:p>
          </table:table-cell>
          <table:table-cell office:value-type="float" office:value="3.5" table:formula="of:=[.D3]/[.E3]" table:style-name="ce15">
            <text:p>3,50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7"/>
        </table:table-row>
        <table:table-row table:style-name="ro2">
          <table:table-cell office:value-type="string" office:string-value="BA" table:formula="of:=[Comunidades.A4]" table:style-name="ce5">
            <text:p>BA</text:p>
          </table:table-cell>
          <table:table-cell office:value-type="string" office:string-value="PHPBA" table:formula="of:=[Comunidades.B4]" table:style-name="ce5">
            <text:p>PHPBA</text:p>
          </table:table-cell>
          <table:table-cell office:value-type="string" office:string-value="https://github.com/phpba/" table:formula="of:=[Comunidades.D4]" table:style-name="ce5">
            <text:p>https://github.com/phpba/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" table:formula="of:=[.D4]/[.E4]" table:style-name="ce15">
            <text:p>1,00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7"/>
        </table:table-row>
        <table:table-row table:style-name="ro2">
          <table:table-cell office:value-type="string" office:string-value="PB" table:formula="of:=[Comunidades.A7]" table:style-name="ce5">
            <text:p>PB</text:p>
          </table:table-cell>
          <table:table-cell office:value-type="string" office:string-value="PHP PB" table:formula="of:=[Comunidades.B7]" table:style-name="ce5">
            <text:p>PHP PB</text:p>
          </table:table-cell>
          <table:table-cell office:value-type="string" office:string-value="https://github.com/php-pb" table:formula="of:=[Comunidades.D7]" table:style-name="ce5">
            <text:p>https://github.com/php-pb</text:p>
          </table:table-cell>
          <table:table-cell office:value-type="float" office:value="9" table:style-name="ce5">
            <text:p>9</text:p>
          </table:table-cell>
          <table:table-cell office:value-type="float" office:value="5" table:style-name="ce5">
            <text:p>5</text:p>
          </table:table-cell>
          <table:table-cell office:value-type="float" office:value="1.8" table:formula="of:=[.D5]/[.E5]" table:style-name="ce15">
            <text:p>1,80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7"/>
        </table:table-row>
        <table:table-row table:style-name="ro2">
          <table:table-cell office:value-type="string" office:string-value="RN" table:formula="of:=[Comunidades.A10]" table:style-name="ce5">
            <text:p>RN</text:p>
          </table:table-cell>
          <table:table-cell office:value-type="string" office:string-value="PHP RN" table:formula="of:=[Comunidades.B10]" table:style-name="ce5">
            <text:p>PHP RN</text:p>
          </table:table-cell>
          <table:table-cell office:value-type="string" office:string-value="https://github.com/phprn" table:formula="of:=[Comunidades.D10]" table:style-name="ce5">
            <text:p>https://github.com/phprn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7" table:formula="of:=[.D6]/[.E6]" table:style-name="ce15">
            <text:p>7,00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7"/>
        </table:table-row>
        <table:table-row table:style-name="ro2">
          <table:table-cell table:style-name="ce5"/>
          <table:table-cell office:value-type="string" office:string-value="PHPESTE" table:formula="of:=[Comunidades.B2]" table:style-name="ce5">
            <text:p>PHPESTE</text:p>
          </table:table-cell>
          <table:table-cell office:value-type="string" office:string-value="https://github.com/PHPeste" table:formula="of:=[Comunidades.D2]" table:style-name="ce5">
            <text:p>https://github.com/PHPeste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.75" table:formula="of:=[.D7]/[.E7]" table:style-name="ce15">
            <text:p>1,75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7"/>
        </table:table-row>
        <table:table-row table:style-name="ro2">
          <table:table-cell office:value-type="string" office:string-value="SE" table:formula="of:=[Comunidades.A11]" table:style-name="ce5">
            <text:p>SE</text:p>
          </table:table-cell>
          <table:table-cell office:value-type="string" office:string-value="PHP SE" table:formula="of:=[Comunidades.B11]" table:style-name="ce5">
            <text:p>PHP SE</text:p>
          </table:table-cell>
          <table:table-cell office:value-type="string" office:string-value="https://github.com/PHPSergipe" table:formula="of:=[Comunidades.D11]" table:style-name="ce5">
            <text:p>https://github.com/PHPSergipe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2.5" table:formula="of:=[.D8]/[.E8]" table:style-name="ce15">
            <text:p>2,50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7"/>
        </table:table-row>
        <table:table-row table:style-name="ro2">
          <table:table-cell office:value-type="string" office:string-value="AL" table:formula="of:=[Comunidades.A3]" table:style-name="ce5">
            <text:p>AL</text:p>
          </table:table-cell>
          <table:table-cell office:value-type="string" office:string-value="PHP User Group – Alagoas" table:formula="of:=[Comunidades.B3]" table:style-name="ce5">
            <text:p>PHP User Group – Alagoas</text:p>
          </table:table-cell>
          <table:table-cell office:value-type="string" office:string-value="https://github.com/PHP-AL" table:formula="of:=[Comunidades.D3]" table:style-name="ce5">
            <text:p>https://github.com/PHP-AL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5">
            <text:p>10</text:p>
          </table:table-cell>
          <table:table-cell office:value-type="float" office:value="0.4" table:formula="of:=[.D9]/[.E9]" table:style-name="ce15">
            <text:p>0,40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7"/>
        </table:table-row>
        <table:table-row table:style-name="ro2">
          <table:table-cell office:value-type="string" office:string-value="PE" table:formula="of:=[Comunidades.A8]" table:style-name="ce5">
            <text:p>PE</text:p>
          </table:table-cell>
          <table:table-cell office:value-type="string" office:string-value="PHP Pernambuco" table:formula="of:=[Comunidades.B8]" table:style-name="ce5">
            <text:p>PHP Pernambuco</text:p>
          </table:table-cell>
          <table:table-cell office:value-type="string" office:string-value="https://github.com/php-pernambuco" table:formula="of:=[Comunidades.D8]" table:style-name="ce5">
            <text:p>https://github.com/php-pernambuco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" table:formula="of:=[.D10]/[.E10]" table:style-name="ce15">
            <text:p>1,00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7"/>
        </table:table-row>
        <table:table-row table:style-name="ro2">
          <table:table-cell office:value-type="string" office:string-value="PI" table:formula="of:=[Comunidades.A9]" table:style-name="ce5">
            <text:p>PI</text:p>
          </table:table-cell>
          <table:table-cell office:value-type="string" office:string-value="PHP PI" table:formula="of:=[Comunidades.B9]" table:style-name="ce5">
            <text:p>PHP PI</text:p>
          </table:table-cell>
          <table:table-cell office:value-type="float" office:value="0" table:formula="of:=[Comunidades.D9]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5">
            <text:p>0,00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17"/>
          <table:table-cell table:number-columns-repeated="16382" table:style-name="ce1"/>
        </table:table-row>
        <table:table-row table:number-rows-repeated="1048562" table:style-name="ro5">
          <table:table-cell table:number-columns-repeated="16384"/>
        </table:table-row>
      </table:table>
      <table:table table:name="GitHub_Repositórios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2" table:default-cell-style-name="ce1"/>
        <table:table-column table:style-name="co1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9" table:number-columns-repeated="16374" table:default-cell-style-name="ce1"/>
        <table:table-row table:style-name="ro1">
          <table:table-cell office:value-type="string" office:string-value="ESTADO" table:formula="of:=[Comunidades.A1]" table:style-name="ce14">
            <text:p>ESTADO</text:p>
          </table:table-cell>
          <table:table-cell office:value-type="string" office:string-value="NOME" table:formula="of:=[Comunidades.B1]" table:style-name="ce14">
            <text:p>NOME</text:p>
          </table:table-cell>
          <table:table-cell office:value-type="string" office:string-value="GITHUB" table:formula="of:=[Comunidades.D1]" table:style-name="ce14">
            <text:p>GITHUB</text:p>
          </table:table-cell>
          <table:table-cell office:value-type="string" table:style-name="ce18">
            <text:p>Repositório</text:p>
          </table:table-cell>
          <table:table-cell office:value-type="string" table:style-name="ce18">
            <text:p>Fork</text:p>
          </table:table-cell>
          <table:table-cell office:value-type="string" table:style-name="ce14">
            <text:p>Commits</text:p>
          </table:table-cell>
          <table:table-cell office:value-type="string" table:style-name="ce14">
            <text:p>Contributors</text:p>
          </table:table-cell>
          <table:table-cell office:value-type="string" table:style-name="ce14">
            <text:p>Pull Requests</text:p>
          </table:table-cell>
          <table:table-cell office:value-type="string" table:style-name="ce14">
            <text:p>Updated</text:p>
          </table:table-cell>
          <table:table-cell office:value-type="string" table:style-name="ce14">
            <text:p>Data Coleta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11">
            <text:p><text:a xlink:href="https://github.com/phpmaranhao/planejamento2019">https://github.com/phpmaranhao/planejamento2019</text:a></text:p>
          </table:table-cell>
          <table:table-cell office:value-type="string" table:style-name="ce11">
            <text:p>Não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date" office:date-value="2019-03-20T00:00:00" table:style-name="ce19">
            <text:p>20/03/19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11">
            <text:p><text:a xlink:href="https://github.com/phpmaranhao/planejamento2018">https://github.com/phpmaranhao/planejamento2018</text:a></text:p>
          </table:table-cell>
          <table:table-cell office:value-type="string" table:style-name="ce11">
            <text:p>Não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date" office:date-value="2019-02-02T00:00:00" table:style-name="ce19">
            <text:p>02/02/19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11">
            <text:p><text:a xlink:href="https://github.com/phpmaranhao/Planejamento2017">https://github.com/phpmaranhao/Planejamento2017</text:a></text:p>
          </table:table-cell>
          <table:table-cell office:value-type="string" table:style-name="ce11">
            <text:p>Não</text:p>
          </table:table-cell>
          <table:table-cell office:value-type="float" office:value="44" table:style-name="ce5">
            <text:p>44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date" office:date-value="2017-12-18T00:00:00" table:style-name="ce19">
            <text:p>18/12/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11">
            <text:p><text:a xlink:href="https://github.com/phpmaranhao/phpnabrasa2017">https://github.com/phpmaranhao/phpnabrasa2017</text:a></text:p>
          </table:table-cell>
          <table:table-cell office:value-type="string" table:style-name="ce11">
            <text:p>Não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7-12-11T00:00:00" table:style-name="ce19">
            <text:p>11/12/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11">
            <text:p><text:a xlink:href="https://github.com/phpmaranhao/forum-8php-2">https://github.com/phpmaranhao/forum-8php-2</text:a></text:p>
          </table:table-cell>
          <table:table-cell office:value-type="string" table:style-name="ce11">
            <text:p>Não</text:p>
          </table:table-cell>
          <table:table-cell office:value-type="float" office:value="50" table:style-name="ce5">
            <text:p>5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date" office:date-value="2017-11-16T00:00:00" table:style-name="ce19">
            <text:p>16/11/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11">
            <text:p><text:a xlink:href="https://github.com/phpmaranhao/forty-jekyll-theme">https://github.com/phpmaranhao/forty-jekyll-theme</text:a></text:p>
          </table:table-cell>
          <table:table-cell office:value-type="string" table:style-name="ce11">
            <text:p>Sim</text:p>
          </table:table-cell>
          <table:table-cell office:value-type="float" office:value="247" table:style-name="ce5">
            <text:p>247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date" office:date-value="2017-10-06T00:00:00" table:style-name="ce19">
            <text:p>06/10/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11">
            <text:p><text:a xlink:href="https://github.com/phpmaranhao/7phpapp">https://github.com/phpmaranhao/7phpapp</text:a></text:p>
          </table:table-cell>
          <table:table-cell office:value-type="string" table:style-name="ce11">
            <text:p>Não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7-07-26T00:00:00" table:style-name="ce19">
            <text:p>26/07/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site-forum7php">https://github.com/phpmaranhao/site-forum7php</text:a></text:p>
          </table:table-cell>
          <table:table-cell office:value-type="string" table:style-name="ce21">
            <text:p>Não</text:p>
          </table:table-cell>
          <table:table-cell office:value-type="float" office:value="115" table:style-name="ce5">
            <text:p>11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date" office:date-value="2017-07-26T00:00:00" table:style-name="ce19">
            <text:p>26/07/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phpratica-4">https://github.com/phpmaranhao/phpratica-4</text:a></text:p>
          </table:table-cell>
          <table:table-cell office:value-type="string" table:style-name="ce7">
            <text:p>Nã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7-07-16T00:00:00" table:style-name="ce19">
            <text:p>16/07/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starving-artist-jekyll-theme">https://github.com/phpmaranhao/starving-artist-jekyll-theme</text:a></text:p>
          </table:table-cell>
          <table:table-cell office:value-type="string" table:style-name="ce21">
            <text:p>Sim</text:p>
          </table:table-cell>
          <table:table-cell office:value-type="float" office:value="114" table:style-name="ce5">
            <text:p>11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7-06-04T00:00:00" table:style-name="ce19">
            <text:p>04/06/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core">https://github.com/phpmaranhao/core</text:a></text:p>
          </table:table-cell>
          <table:table-cell office:value-type="string" table:style-name="ce21">
            <text:p>Sim</text:p>
          </table:table-cell>
          <table:table-cell office:value-type="float" office:value="860" table:style-name="ce5">
            <text:p>860</text:p>
          </table:table-cell>
          <table:table-cell office:value-type="float" office:value="24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date" office:date-value="2017-04-15T00:00:00" table:style-name="ce19">
            <text:p>15/04/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phpmaranhao.github.io-1">https://github.com/phpmaranhao/phpmaranhao.github.io-1</text:a></text:p>
          </table:table-cell>
          <table:table-cell office:value-type="string" table:style-name="ce21">
            <text:p>Sim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date" office:date-value="2017-04-10T00:00:00" table:style-name="ce19">
            <text:p>10/04/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planejamento-phpratica">https://github.com/phpmaranhao/planejamento-phpratica</text:a></text:p>
          </table:table-cell>
          <table:table-cell office:value-type="string" table:style-name="ce21">
            <text:p>Não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date" office:date-value="2017-02-11T00:00:00" table:style-name="ce19">
            <text:p>11/02/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phpnabrasa2016">https://github.com/phpmaranhao/phpnabrasa2016</text:a></text:p>
          </table:table-cell>
          <table:table-cell office:value-type="string" table:style-name="ce21">
            <text:p>Não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6-12-09T00:00:00" table:style-name="ce19">
            <text:p>09/12/16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regras-php-ma-comunidades">https://github.com/phpmaranhao/regras-php-ma-comunidades</text:a></text:p>
          </table:table-cell>
          <table:table-cell office:value-type="string" table:style-name="ce21">
            <text:p>Nã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6-03-30T00:00:00" table:style-name="ce19">
            <text:p>30/03/16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moodle-block_ranking">https://github.com/phpmaranhao/moodle-block_ranking</text:a></text:p>
          </table:table-cell>
          <table:table-cell office:value-type="string" table:style-name="ce21">
            <text:p>Sim</text:p>
          </table:table-cell>
          <table:table-cell office:value-type="float" office:value="50" table:style-name="ce5">
            <text:p>5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5-12-17T00:00:00" table:style-name="ce22">
            <text:p>17/12/15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boas-praticas-contratos">https://github.com/phpmaranhao/boas-praticas-contratos</text:a></text:p>
          </table:table-cell>
          <table:table-cell office:value-type="string" table:style-name="ce21">
            <text:p>Não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date" office:date-value="2015-09-02T00:00:00" table:style-name="ce19">
            <text:p>02/09/15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5php-site">https://github.com/phpmaranhao/5php-site</text:a></text:p>
          </table:table-cell>
          <table:table-cell office:value-type="string" table:style-name="ce21">
            <text:p>Não</text:p>
          </table:table-cell>
          <table:table-cell office:value-type="float" office:value="416" table:style-name="ce5">
            <text:p>416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date" office:date-value="2015-08-17T00:00:00" table:style-name="ce19">
            <text:p>17/08/15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php-certification-studies">https://github.com/phpmaranhao/php-certification-studies</text:a></text:p>
          </table:table-cell>
          <table:table-cell office:value-type="string" table:style-name="ce21">
            <text:p>Sim</text:p>
          </table:table-cell>
          <table:table-cell office:value-type="float" office:value="103" table:style-name="ce5">
            <text:p>10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5-07-31T00:00:00" table:style-name="ce19">
            <text:p>31/07/15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phptranslationfestbrasil.github.io">https://github.com/phpmaranhao/phptranslationfestbrasil.github.io</text:a></text:p>
          </table:table-cell>
          <table:table-cell office:value-type="string" table:style-name="ce21">
            <text:p>Sim</text:p>
          </table:table-cell>
          <table:table-cell office:value-type="float" office:value="87" table:style-name="ce5">
            <text:p>87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date" office:date-value="2014-12-09T00:00:00" table:style-name="ce19">
            <text:p>09/12/14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symfony-docs-pt-BR">https://github.com/phpmaranhao/symfony-docs-pt-BR</text:a></text:p>
          </table:table-cell>
          <table:table-cell office:value-type="string" table:style-name="ce21">
            <text:p>Sim</text:p>
          </table:table-cell>
          <table:table-cell office:value-type="float" office:value="254" table:style-name="ce5">
            <text:p>254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date" office:date-value="2014-07-14T00:00:00" table:style-name="ce19">
            <text:p>14/07/14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doctrine-orm-zf2-tutorial">https://github.com/phpmaranhao/doctrine-orm-zf2-tutorial</text:a></text:p>
          </table:table-cell>
          <table:table-cell office:value-type="string" table:style-name="ce21">
            <text:p>Sim</text:p>
          </table:table-cell>
          <table:table-cell office:value-type="float" office:value="29" table:style-name="ce5">
            <text:p>29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date" office:date-value="2014-05-03T00:00:00" table:style-name="ce19">
            <text:p>03/05/14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phpmaranhao-site">https://github.com/phpmaranhao/phpmaranhao-site</text:a></text:p>
          </table:table-cell>
          <table:table-cell office:value-type="string" table:style-name="ce21">
            <text:p>Não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4-02-25T00:00:00" table:style-name="ce19">
            <text:p>25/02/14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CarreiraPHP">https://github.com/phpmaranhao/CarreiraPHP</text:a></text:p>
          </table:table-cell>
          <table:table-cell office:value-type="string" table:style-name="ce21">
            <text:p>Sim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date" office:date-value="2014-02-18T00:00:00" table:style-name="ce19">
            <text:p>18/02/14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puphpet">https://github.com/phpmaranhao/puphpet</text:a></text:p>
          </table:table-cell>
          <table:table-cell office:value-type="string" table:style-name="ce21">
            <text:p>Sim</text:p>
          </table:table-cell>
          <table:table-cell office:value-type="float" office:value="986" table:style-name="ce5">
            <text:p>986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date" office:date-value="2014-01-31T00:00:00" table:style-name="ce19">
            <text:p>31/01/14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zf2_getstarted">https://github.com/phpmaranhao/zf2_getstarted</text:a></text:p>
          </table:table-cell>
          <table:table-cell office:value-type="string" table:style-name="ce21">
            <text:p>Não</text:p>
          </table:table-cell>
          <table:table-cell table:number-columns-repeated="3" table:style-name="ce5"/>
          <table:table-cell office:value-type="date" office:date-value="2014-01-20T00:00:00" table:style-name="ce19">
            <text:p>20/01/14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1">
            <text:p><text:a xlink:href="https://github.com/phpmaranhao/quatrophptab.github.io">https://github.com/phpmaranhao/quatrophptab.github.io</text:a></text:p>
          </table:table-cell>
          <table:table-cell office:value-type="string" table:style-name="ce21">
            <text:p>Não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3-09-15T00:00:00" table:style-name="ce19">
            <text:p>15/09/13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3">
            <text:p><text:a xlink:href="https://github.com/phpmaranhao/zf2">https://github.com/phpmaranhao/zf2</text:a></text:p>
          </table:table-cell>
          <table:table-cell office:value-type="string" table:style-name="ce21">
            <text:p>Sim</text:p>
          </table:table-cell>
          <table:table-cell office:value-type="float" office:value="20376" table:style-name="ce5">
            <text:p>20376</text:p>
          </table:table-cell>
          <table:table-cell office:value-type="float" office:value="424" table:style-name="ce5">
            <text:p>424</text:p>
          </table:table-cell>
          <table:table-cell office:value-type="float" office:value="0" table:style-name="ce5">
            <text:p>0</text:p>
          </table:table-cell>
          <table:table-cell office:value-type="date" office:date-value="2013-09-09T00:00:00" table:style-name="ce19">
            <text:p>09/09/13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MA" table:formula="of:=[Comunidades.A$6]" table:style-name="ce5">
            <text:p>MA</text:p>
          </table:table-cell>
          <table:table-cell office:value-type="string" office:string-value="PHP Maranhão" table:formula="of:=[Comunidades.B$6]" table:style-name="ce5">
            <text:p>PHP Maranhão</text:p>
          </table:table-cell>
          <table:table-cell office:value-type="string" office:string-value="https://github.com/phpmaranhao" table:formula="of:=[Comunidades.D$6]" table:style-name="ce5">
            <text:p>https://github.com/phpmaranhao</text:p>
          </table:table-cell>
          <table:table-cell office:value-type="string" table:style-name="ce23">
            <text:p><text:a xlink:href="https://github.com/phpmaranhao/4php-countdown-payments">https://github.com/phpmaranhao/4php-countdown-payments</text:a></text:p>
          </table:table-cell>
          <table:table-cell office:value-type="string" table:style-name="ce11">
            <text:p>Não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3-06-09T00:00:00" table:style-name="ce19">
            <text:p>09/06/13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RN" table:formula="of:=[Comunidades.A$10]" table:style-name="ce5">
            <text:p>RN</text:p>
          </table:table-cell>
          <table:table-cell office:value-type="string" office:string-value="PHP RN" table:formula="of:=[Comunidades.B$10]" table:style-name="ce5">
            <text:p>PHP RN</text:p>
          </table:table-cell>
          <table:table-cell office:value-type="string" office:string-value="https://github.com/phprn" table:formula="of:=[Comunidades.D$10]" table:style-name="ce5">
            <text:p>https://github.com/phprn</text:p>
          </table:table-cell>
          <table:table-cell office:value-type="string" table:style-name="ce24">
            <text:p><text:a xlink:href="https://github.com/phprn/site-backend">https://github.com/phprn/site-backend</text:a></text:p>
          </table:table-cell>
          <table:table-cell office:value-type="string" table:style-name="ce25">
            <text:p>Não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date" office:date-value="2019-10-23T00:00:00" table:style-name="ce19">
            <text:p>23/10/19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RN" table:formula="of:=[Comunidades.A$10]" table:style-name="ce5">
            <text:p>RN</text:p>
          </table:table-cell>
          <table:table-cell office:value-type="string" office:string-value="PHP RN" table:formula="of:=[Comunidades.B$10]" table:style-name="ce5">
            <text:p>PHP RN</text:p>
          </table:table-cell>
          <table:table-cell office:value-type="string" office:string-value="https://github.com/phprn" table:formula="of:=[Comunidades.D$10]" table:style-name="ce5">
            <text:p>https://github.com/phprn</text:p>
          </table:table-cell>
          <table:table-cell office:value-type="string" table:style-name="ce24">
            <text:p><text:a xlink:href="https://github.com/phprn/psr">https://github.com/phprn/psr</text:a></text:p>
          </table:table-cell>
          <table:table-cell office:value-type="string" table:style-name="ce25">
            <text:p>Não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date" office:date-value="2019-10-22T00:00:00" table:style-name="ce19">
            <text:p>22/10/19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RN" table:formula="of:=[Comunidades.A$10]" table:style-name="ce5">
            <text:p>RN</text:p>
          </table:table-cell>
          <table:table-cell office:value-type="string" office:string-value="PHP RN" table:formula="of:=[Comunidades.B$10]" table:style-name="ce5">
            <text:p>PHP RN</text:p>
          </table:table-cell>
          <table:table-cell office:value-type="string" office:string-value="https://github.com/phprn" table:formula="of:=[Comunidades.D$10]" table:style-name="ce5">
            <text:p>https://github.com/phprn</text:p>
          </table:table-cell>
          <table:table-cell office:value-type="string" table:style-name="ce24">
            <text:p><text:a xlink:href="https://github.com/phprn/phprn-store">https://github.com/phprn/phprn-store</text:a></text:p>
          </table:table-cell>
          <table:table-cell office:value-type="string" table:style-name="ce25">
            <text:p>Nã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9-10-01T00:00:00" table:style-name="ce19">
            <text:p>01/10/19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RN" table:formula="of:=[Comunidades.A$10]" table:style-name="ce5">
            <text:p>RN</text:p>
          </table:table-cell>
          <table:table-cell office:value-type="string" office:string-value="PHP RN" table:formula="of:=[Comunidades.B$10]" table:style-name="ce5">
            <text:p>PHP RN</text:p>
          </table:table-cell>
          <table:table-cell office:value-type="string" office:string-value="https://github.com/phprn" table:formula="of:=[Comunidades.D$10]" table:style-name="ce5">
            <text:p>https://github.com/phprn</text:p>
          </table:table-cell>
          <table:table-cell office:value-type="string" table:style-name="ce24">
            <text:p><text:a xlink:href="https://github.com/phprn/site-frontend">https://github.com/phprn/site-frontend</text:a></text:p>
          </table:table-cell>
          <table:table-cell office:value-type="string" table:style-name="ce25">
            <text:p>Não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date" office:date-value="2019-06-20T00:00:00" table:style-name="ce19">
            <text:p>20/06/19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RN" table:formula="of:=[Comunidades.A$10]" table:style-name="ce5">
            <text:p>RN</text:p>
          </table:table-cell>
          <table:table-cell office:value-type="string" office:string-value="PHP RN" table:formula="of:=[Comunidades.B$10]" table:style-name="ce5">
            <text:p>PHP RN</text:p>
          </table:table-cell>
          <table:table-cell office:value-type="string" office:string-value="https://github.com/phprn" table:formula="of:=[Comunidades.D$10]" table:style-name="ce5">
            <text:p>https://github.com/phprn</text:p>
          </table:table-cell>
          <table:table-cell office:value-type="string" table:style-name="ce24">
            <text:p><text:a xlink:href="https://github.com/phprn/logo">https://github.com/phprn/logo</text:a></text:p>
          </table:table-cell>
          <table:table-cell office:value-type="string" table:style-name="ce25">
            <text:p>Nã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9-06-11T00:00:00" table:style-name="ce19">
            <text:p>11/06/19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RN" table:formula="of:=[Comunidades.A$10]" table:style-name="ce5">
            <text:p>RN</text:p>
          </table:table-cell>
          <table:table-cell office:value-type="string" office:string-value="PHP RN" table:formula="of:=[Comunidades.B$10]" table:style-name="ce5">
            <text:p>PHP RN</text:p>
          </table:table-cell>
          <table:table-cell office:value-type="string" office:string-value="https://github.com/phprn" table:formula="of:=[Comunidades.D$10]" table:style-name="ce5">
            <text:p>https://github.com/phprn</text:p>
          </table:table-cell>
          <table:table-cell office:value-type="string" table:style-name="ce24">
            <text:p><text:a xlink:href="https://github.com/phprn/startup-day">https://github.com/phprn/startup-day</text:a></text:p>
          </table:table-cell>
          <table:table-cell office:value-type="string" table:style-name="ce25">
            <text:p>Não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9-05-28T00:00:00" table:style-name="ce19">
            <text:p>28/05/19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RN" table:formula="of:=[Comunidades.A$10]" table:style-name="ce5">
            <text:p>RN</text:p>
          </table:table-cell>
          <table:table-cell office:value-type="string" office:string-value="PHP RN" table:formula="of:=[Comunidades.B$10]" table:style-name="ce5">
            <text:p>PHP RN</text:p>
          </table:table-cell>
          <table:table-cell office:value-type="string" office:string-value="https://github.com/phprn" table:formula="of:=[Comunidades.D$10]" table:style-name="ce5">
            <text:p>https://github.com/phprn</text:p>
          </table:table-cell>
          <table:table-cell office:value-type="string" table:style-name="ce24">
            <text:p><text:a xlink:href="https://github.com/phprn/php-rn.github.io">https://github.com/phprn/php-rn.github.io</text:a></text:p>
          </table:table-cell>
          <table:table-cell office:value-type="string" table:style-name="ce25">
            <text:p>Não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date" office:date-value="2018-04-22T00:00:00" table:style-name="ce19">
            <text:p>22/04/18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office:value-type="float" office:value="28" table:style-name="ce25">
            <text:p>28</text:p>
          </table:table-cell>
          <table:table-cell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CE" table:formula="of:=[Comunidades.A$5]" table:style-name="ce5">
            <text:p>CE</text:p>
          </table:table-cell>
          <table:table-cell office:value-type="string" office:string-value="PHP com Rapadura" table:formula="of:=[Comunidades.B$5]" table:style-name="ce5">
            <text:p>PHP com Rapadura</text:p>
          </table:table-cell>
          <table:table-cell office:value-type="string" office:string-value="https://github.com/PHPcomRapadura" table:formula="of:=[Comunidades.D$5]" table:style-name="ce5">
            <text:p>https://github.com/PHPcomRapadura</text:p>
          </table:table-cell>
          <table:table-cell table:number-columns-repeated="2" table:style-name="ce25"/>
          <table:table-cell table:number-columns-repeated="5" table:style-name="ce5"/>
          <table:table-cell table:number-columns-repeated="16374"/>
        </table:table-row>
        <table:table-row table:style-name="ro2">
          <table:table-cell office:value-type="string" office:string-value="SE" table:formula="of:=[Comunidades.A$11]" table:style-name="ce5">
            <text:p>SE</text:p>
          </table:table-cell>
          <table:table-cell office:value-type="string" office:string-value="PHP SE" table:formula="of:=[Comunidades.B$11]" table:style-name="ce5">
            <text:p>PHP SE</text:p>
          </table:table-cell>
          <table:table-cell office:value-type="string" office:string-value="https://github.com/PHPSergipe" table:formula="of:=[Comunidades.D$11]" table:style-name="ce5">
            <text:p>https://github.com/PHPSergipe</text:p>
          </table:table-cell>
          <table:table-cell office:value-type="string" table:style-name="ce26">
            <text:p><text:a xlink:href="https://github.com/PHPSergipe/study-group">https://github.com/PHPSergipe/study-group</text:a></text:p>
          </table:table-cell>
          <table:table-cell office:value-type="string" table:style-name="ce25">
            <text:p>Não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date" office:date-value="2018-08-13T00:00:00" table:style-name="ce19">
            <text:p>13/08/18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SE" table:formula="of:=[Comunidades.A$11]" table:style-name="ce5">
            <text:p>SE</text:p>
          </table:table-cell>
          <table:table-cell office:value-type="string" office:string-value="PHP SE" table:formula="of:=[Comunidades.B$11]" table:style-name="ce5">
            <text:p>PHP SE</text:p>
          </table:table-cell>
          <table:table-cell office:value-type="string" office:string-value="https://github.com/PHPSergipe" table:formula="of:=[Comunidades.D$11]" table:style-name="ce5">
            <text:p>https://github.com/PHPSergipe</text:p>
          </table:table-cell>
          <table:table-cell office:value-type="string" table:style-name="ce26">
            <text:p><text:a xlink:href="https://github.com/PHPSergipe/site">https://github.com/PHPSergipe/site</text:a></text:p>
          </table:table-cell>
          <table:table-cell office:value-type="string" table:style-name="ce25">
            <text:p>Nã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7-11-26T00:00:00" table:style-name="ce19">
            <text:p>26/11/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SE" table:formula="of:=[Comunidades.A$11]" table:style-name="ce5">
            <text:p>SE</text:p>
          </table:table-cell>
          <table:table-cell office:value-type="string" office:string-value="PHP SE" table:formula="of:=[Comunidades.B$11]" table:style-name="ce5">
            <text:p>PHP SE</text:p>
          </table:table-cell>
          <table:table-cell office:value-type="string" office:string-value="https://github.com/PHPSergipe" table:formula="of:=[Comunidades.D$11]" table:style-name="ce5">
            <text:p>https://github.com/PHPSergipe</text:p>
          </table:table-cell>
          <table:table-cell office:value-type="string" table:style-name="ce26">
            <text:p><text:a xlink:href="https://github.com/PHPSergipe/empresas">https://github.com/PHPSergipe/empresas</text:a></text:p>
          </table:table-cell>
          <table:table-cell office:value-type="string" table:style-name="ce25">
            <text:p>Não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7-11-23T00:00:00" table:style-name="ce19">
            <text:p>23/11/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SE" table:formula="of:=[Comunidades.A$11]" table:style-name="ce5">
            <text:p>SE</text:p>
          </table:table-cell>
          <table:table-cell office:value-type="string" office:string-value="PHP SE" table:formula="of:=[Comunidades.B$11]" table:style-name="ce5">
            <text:p>PHP SE</text:p>
          </table:table-cell>
          <table:table-cell office:value-type="string" office:string-value="https://github.com/PHPSergipe" table:formula="of:=[Comunidades.D$11]" table:style-name="ce5">
            <text:p>https://github.com/PHPSergipe</text:p>
          </table:table-cell>
          <table:table-cell office:value-type="string" table:style-name="ce26">
            <text:p><text:a xlink:href="https://github.com/PHPSergipe/phpsergipe.github.io">https://github.com/PHPSergipe/phpsergipe.github.io</text:a></text:p>
          </table:table-cell>
          <table:table-cell office:value-type="string" table:style-name="ce25">
            <text:p>Não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date" office:date-value="2016-12-22T00:00:00" table:style-name="ce19">
            <text:p>22/12/16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SE" table:formula="of:=[Comunidades.A$11]" table:style-name="ce5">
            <text:p>SE</text:p>
          </table:table-cell>
          <table:table-cell office:value-type="string" office:string-value="PHP SE" table:formula="of:=[Comunidades.B$11]" table:style-name="ce5">
            <text:p>PHP SE</text:p>
          </table:table-cell>
          <table:table-cell office:value-type="string" office:string-value="https://github.com/PHPSergipe" table:formula="of:=[Comunidades.D$11]" table:style-name="ce5">
            <text:p>https://github.com/PHPSergipe</text:p>
          </table:table-cell>
          <table:table-cell office:value-type="string" table:style-name="ce26">
            <text:p><text:a xlink:href="https://github.com/PHPSergipe/codePhant">https://github.com/PHPSergipe/codePhant</text:a></text:p>
          </table:table-cell>
          <table:table-cell office:value-type="string" table:style-name="ce25">
            <text:p>Não</text:p>
          </table:table-cell>
          <table:table-cell office:value-type="float" office:value="23" table:style-name="ce5">
            <text:p>2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date" office:date-value="2013-08-11T00:00:00" table:style-name="ce19">
            <text:p>11/08/13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5">
            <text:p>PB</text:p>
          </table:table-cell>
          <table:table-cell office:value-type="string" office:string-value="PHP PB" table:formula="of:=[Comunidades.B$7]" table:style-name="ce5">
            <text:p>PHP PB</text:p>
          </table:table-cell>
          <table:table-cell office:value-type="string" office:string-value="https://github.com/php-pb" table:formula="of:=[Comunidades.D$7]" table:style-name="ce5">
            <text:p>https://github.com/php-pb</text:p>
          </table:table-cell>
          <table:table-cell office:value-type="string" table:style-name="ce7">
            <text:p><text:a xlink:href="https://github.com/php-pb/php-pb.github.io">https://github.com/php-pb/php-pb.github.io</text:a></text:p>
          </table:table-cell>
          <table:table-cell office:value-type="string" table:style-name="ce25">
            <text:p>Não</text:p>
          </table:table-cell>
          <table:table-cell office:value-type="float" office:value="162" table:style-name="ce5">
            <text:p>162</text:p>
          </table:table-cell>
          <table:table-cell office:value-type="float" office:value="15" table:style-name="ce5">
            <text:p>15</text:p>
          </table:table-cell>
          <table:table-cell office:value-type="float" office:value="1" table:style-name="ce5">
            <text:p>1</text:p>
          </table:table-cell>
          <table:table-cell office:value-type="date" office:date-value="2018-02-24T00:00:00" table:style-name="ce20">
            <text:p>24/02/2018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5">
            <text:p>PB</text:p>
          </table:table-cell>
          <table:table-cell office:value-type="string" office:string-value="PHP PB" table:formula="of:=[Comunidades.B$7]" table:style-name="ce5">
            <text:p>PHP PB</text:p>
          </table:table-cell>
          <table:table-cell office:value-type="string" office:string-value="https://github.com/php-pb" table:formula="of:=[Comunidades.D$7]" table:style-name="ce5">
            <text:p>https://github.com/php-pb</text:p>
          </table:table-cell>
          <table:table-cell office:value-type="string" table:style-name="ce7">
            <text:p><text:a xlink:href="https://github.com/php-pb/Sua-escolha">https://github.com/php-pb/Sua-escolha</text:a></text:p>
          </table:table-cell>
          <table:table-cell office:value-type="string" table:style-name="ce25">
            <text:p>Não</text:p>
          </table:table-cell>
          <table:table-cell office:value-type="float" office:value="32" table:style-name="ce5">
            <text:p>32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date" office:date-value="2019-04-20T00:00:00" table:style-name="ce20">
            <text:p>20/04/2019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5">
            <text:p>PB</text:p>
          </table:table-cell>
          <table:table-cell office:value-type="string" office:string-value="PHP PB" table:formula="of:=[Comunidades.B$7]" table:style-name="ce5">
            <text:p>PHP PB</text:p>
          </table:table-cell>
          <table:table-cell office:value-type="string" office:string-value="https://github.com/php-pb" table:formula="of:=[Comunidades.D$7]" table:style-name="ce5">
            <text:p>https://github.com/php-pb</text:p>
          </table:table-cell>
          <table:table-cell office:value-type="string" table:style-name="ce7">
            <text:p><text:a xlink:href="https://github.com/php-pb/PHPinga">https://github.com/php-pb/PHPinga</text:a></text:p>
          </table:table-cell>
          <table:table-cell office:value-type="string" table:style-name="ce25">
            <text:p>Não</text:p>
          </table:table-cell>
          <table:table-cell office:value-type="float" office:value="51" table:style-name="ce5">
            <text:p>51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date" office:date-value="2016-02-04T00:00:00" table:style-name="ce20">
            <text:p>04/02/2016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5">
            <text:p>PB</text:p>
          </table:table-cell>
          <table:table-cell office:value-type="string" office:string-value="PHP PB" table:formula="of:=[Comunidades.B$7]" table:style-name="ce5">
            <text:p>PHP PB</text:p>
          </table:table-cell>
          <table:table-cell office:value-type="string" office:string-value="https://github.com/php-pb" table:formula="of:=[Comunidades.D$7]" table:style-name="ce5">
            <text:p>https://github.com/php-pb</text:p>
          </table:table-cell>
          <table:table-cell office:value-type="string" table:style-name="ce7">
            <text:p><text:a xlink:href="https://github.com/php-pb/dojo">https://github.com/php-pb/dojo</text:a></text:p>
          </table:table-cell>
          <table:table-cell office:value-type="string" table:style-name="ce25">
            <text:p>Não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8-02-24T00:00:00" table:style-name="ce20">
            <text:p>24/02/2018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5">
            <text:p>PB</text:p>
          </table:table-cell>
          <table:table-cell office:value-type="string" office:string-value="PHP PB" table:formula="of:=[Comunidades.B$7]" table:style-name="ce5">
            <text:p>PHP PB</text:p>
          </table:table-cell>
          <table:table-cell office:value-type="string" office:string-value="https://github.com/php-pb" table:formula="of:=[Comunidades.D$7]" table:style-name="ce5">
            <text:p>https://github.com/php-pb</text:p>
          </table:table-cell>
          <table:table-cell office:value-type="string" table:style-name="ce7">
            <text:p><text:a xlink:href="https://github.com/php-pb/php-the-right-way">https://github.com/php-pb/php-the-right-way</text:a></text:p>
          </table:table-cell>
          <table:table-cell office:value-type="string" table:style-name="ce25">
            <text:p>Sim</text:p>
          </table:table-cell>
          <table:table-cell office:value-type="float" office:value="868" table:style-name="ce5">
            <text:p>868</text:p>
          </table:table-cell>
          <table:table-cell office:value-type="float" office:value="112" table:style-name="ce5">
            <text:p>112</text:p>
          </table:table-cell>
          <table:table-cell office:value-type="float" office:value="0" table:style-name="ce5">
            <text:p>0</text:p>
          </table:table-cell>
          <table:table-cell office:value-type="date" office:date-value="2015-09-15T00:00:00" table:style-name="ce20">
            <text:p>15/09/2015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5">
            <text:p>PB</text:p>
          </table:table-cell>
          <table:table-cell office:value-type="string" office:string-value="PHP PB" table:formula="of:=[Comunidades.B$7]" table:style-name="ce5">
            <text:p>PHP PB</text:p>
          </table:table-cell>
          <table:table-cell office:value-type="string" office:string-value="https://github.com/php-pb" table:formula="of:=[Comunidades.D$7]" table:style-name="ce5">
            <text:p>https://github.com/php-pb</text:p>
          </table:table-cell>
          <table:table-cell office:value-type="string" table:style-name="ce7">
            <text:p><text:a xlink:href="https://github.com/php-pb/semver">https://github.com/php-pb/semver</text:a></text:p>
          </table:table-cell>
          <table:table-cell office:value-type="string" table:style-name="ce25">
            <text:p>Sim</text:p>
          </table:table-cell>
          <table:table-cell office:value-type="float" office:value="86" table:style-name="ce5">
            <text:p>86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date" office:date-value="2014-04-21T00:00:00" table:style-name="ce20">
            <text:p>21/04/2014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5">
            <text:p>PB</text:p>
          </table:table-cell>
          <table:table-cell office:value-type="string" office:string-value="PHP PB" table:formula="of:=[Comunidades.B$7]" table:style-name="ce5">
            <text:p>PHP PB</text:p>
          </table:table-cell>
          <table:table-cell office:value-type="string" office:string-value="https://github.com/php-pb" table:formula="of:=[Comunidades.D$7]" table:style-name="ce5">
            <text:p>https://github.com/php-pb</text:p>
          </table:table-cell>
          <table:table-cell office:value-type="string" table:style-name="ce7">
            <text:p><text:a xlink:href="https://github.com/php-pb/prefered">https://github.com/php-pb/prefered</text:a></text:p>
          </table:table-cell>
          <table:table-cell office:value-type="string" table:style-name="ce25">
            <text:p>Não</text:p>
          </table:table-cell>
          <table:table-cell office:value-type="float" office:value="13" table:style-name="ce5">
            <text:p>1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date" office:date-value="2015-03-29T00:00:00" table:style-name="ce20">
            <text:p>29/03/2015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5">
            <text:p>PB</text:p>
          </table:table-cell>
          <table:table-cell office:value-type="string" office:string-value="PHP PB" table:formula="of:=[Comunidades.B$7]" table:style-name="ce5">
            <text:p>PHP PB</text:p>
          </table:table-cell>
          <table:table-cell office:value-type="string" office:string-value="https://github.com/php-pb" table:formula="of:=[Comunidades.D$7]" table:style-name="ce5">
            <text:p>https://github.com/php-pb</text:p>
          </table:table-cell>
          <table:table-cell office:value-type="string" table:style-name="ce7">
            <text:p><text:a xlink:href="https://github.com/php-pb/awesome-php">https://github.com/php-pb/awesome-php</text:a></text:p>
          </table:table-cell>
          <table:table-cell office:value-type="string" table:style-name="ce25">
            <text:p>Sim</text:p>
          </table:table-cell>
          <table:table-cell office:value-type="float" office:value="541" table:style-name="ce5">
            <text:p>541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date" office:date-value="2014-06-26T00:00:00" table:style-name="ce20">
            <text:p>26/06/2014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B" table:formula="of:=[Comunidades.A$7]" table:style-name="ce5">
            <text:p>PB</text:p>
          </table:table-cell>
          <table:table-cell office:value-type="string" office:string-value="PHP PB" table:formula="of:=[Comunidades.B$7]" table:style-name="ce5">
            <text:p>PHP PB</text:p>
          </table:table-cell>
          <table:table-cell office:value-type="string" office:string-value="https://github.com/php-pb" table:formula="of:=[Comunidades.D$7]" table:style-name="ce5">
            <text:p>https://github.com/php-pb</text:p>
          </table:table-cell>
          <table:table-cell office:value-type="string" table:style-name="ce7">
            <text:p><text:a xlink:href="https://github.com/php-pb/Hangout-Page">https://github.com/php-pb/Hangout-Page</text:a></text:p>
          </table:table-cell>
          <table:table-cell office:value-type="string" table:style-name="ce25">
            <text:p>Não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3-03-09T00:00:00" table:style-name="ce20">
            <text:p>09/03/2013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table:style-name="ce5"/>
          <table:table-cell office:value-type="string" office:string-value="PHPESTE" table:formula="of:=[Comunidades.B$2]" table:style-name="ce5">
            <text:p>PHPESTE</text:p>
          </table:table-cell>
          <table:table-cell office:value-type="string" office:string-value="https://github.com/PHPeste" table:formula="of:=[Comunidades.D$2]" table:style-name="ce5">
            <text:p>https://github.com/PHPeste</text:p>
          </table:table-cell>
          <table:table-cell office:value-type="string" table:style-name="ce24">
            <text:p><text:a xlink:href="https://github.com/PHPeste/conticket">https://github.com/PHPeste/conticket</text:a></text:p>
          </table:table-cell>
          <table:table-cell office:value-type="string" table:style-name="ce5">
            <text:p>Não</text:p>
          </table:table-cell>
          <table:table-cell office:value-type="float" office:value="145" table:style-name="ce5">
            <text:p>145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date" office:date-value="2016-12-02T00:00:00" table:style-name="ce19">
            <text:p>02/12/16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table:style-name="ce5"/>
          <table:table-cell office:value-type="string" office:string-value="PHPESTE" table:formula="of:=[Comunidades.B$2]" table:style-name="ce5">
            <text:p>PHPESTE</text:p>
          </table:table-cell>
          <table:table-cell office:value-type="string" office:string-value="https://github.com/PHPeste" table:formula="of:=[Comunidades.D$2]" table:style-name="ce5">
            <text:p>https://github.com/PHPeste</text:p>
          </table:table-cell>
          <table:table-cell office:value-type="string" table:style-name="ce24">
            <text:p><text:a xlink:href="https://github.com/PHPeste/salvador-2016-website">https://github.com/PHPeste/salvador-2016-website</text:a></text:p>
          </table:table-cell>
          <table:table-cell office:value-type="string" table:style-name="ce5">
            <text:p>Sim</text:p>
          </table:table-cell>
          <table:table-cell office:value-type="float" office:value="290" table:style-name="ce5">
            <text:p>290</text:p>
          </table:table-cell>
          <table:table-cell office:value-type="float" office:value="24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date" office:date-value="2016-10-10T00:00:00" table:style-name="ce19">
            <text:p>10/10/16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table:style-name="ce5"/>
          <table:table-cell office:value-type="string" office:string-value="PHPESTE" table:formula="of:=[Comunidades.B$2]" table:style-name="ce5">
            <text:p>PHPESTE</text:p>
          </table:table-cell>
          <table:table-cell office:value-type="string" office:string-value="https://github.com/PHPeste" table:formula="of:=[Comunidades.D$2]" table:style-name="ce5">
            <text:p>https://github.com/PHPeste</text:p>
          </table:table-cell>
          <table:table-cell office:value-type="string" table:style-name="ce24">
            <text:p><text:a xlink:href="https://github.com/PHPeste/salvador-2016-website-en">https://github.com/PHPeste/salvador-2016-website-en</text:a></text:p>
          </table:table-cell>
          <table:table-cell office:value-type="string" table:style-name="ce5">
            <text:p>Não</text:p>
          </table:table-cell>
          <table:table-cell office:value-type="float" office:value="243" table:style-name="ce5">
            <text:p>243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date" office:date-value="2016-09-01T00:00:00" table:style-name="ce19">
            <text:p>01/09/16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table:style-name="ce5"/>
          <table:table-cell office:value-type="string" office:string-value="PHPESTE" table:formula="of:=[Comunidades.B$2]" table:style-name="ce5">
            <text:p>PHPESTE</text:p>
          </table:table-cell>
          <table:table-cell office:value-type="string" office:string-value="https://github.com/PHPeste" table:formula="of:=[Comunidades.D$2]" table:style-name="ce5">
            <text:p>https://github.com/PHPeste</text:p>
          </table:table-cell>
          <table:table-cell office:value-type="string" table:style-name="ce24">
            <text:p><text:a xlink:href="https://github.com/PHPeste/tweets-search">https://github.com/PHPeste/tweets-search</text:a></text:p>
          </table:table-cell>
          <table:table-cell office:value-type="string" table:style-name="ce5">
            <text:p>Não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6-07-01T00:00:00" table:style-name="ce19">
            <text:p>01/07/16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table:style-name="ce5"/>
          <table:table-cell office:value-type="string" office:string-value="PHPESTE" table:formula="of:=[Comunidades.B$2]" table:style-name="ce5">
            <text:p>PHPESTE</text:p>
          </table:table-cell>
          <table:table-cell office:value-type="string" office:string-value="https://github.com/PHPeste" table:formula="of:=[Comunidades.D$2]" table:style-name="ce5">
            <text:p>https://github.com/PHPeste</text:p>
          </table:table-cell>
          <table:table-cell office:value-type="string" table:style-name="ce24">
            <text:p><text:a xlink:href="https://github.com/PHPeste/phpeste.github.io">https://github.com/PHPeste/phpeste.github.io</text:a></text:p>
          </table:table-cell>
          <table:table-cell office:value-type="string" table:style-name="ce5">
            <text:p>Não</text:p>
          </table:table-cell>
          <table:table-cell office:value-type="float" office:value="87" table:style-name="ce5">
            <text:p>8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date" office:date-value="2016-06-30T00:00:00" table:style-name="ce19">
            <text:p>30/06/16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table:style-name="ce5"/>
          <table:table-cell office:value-type="string" office:string-value="PHPESTE" table:formula="of:=[Comunidades.B$2]" table:style-name="ce5">
            <text:p>PHPESTE</text:p>
          </table:table-cell>
          <table:table-cell office:value-type="string" office:string-value="https://github.com/PHPeste" table:formula="of:=[Comunidades.D$2]" table:style-name="ce5">
            <text:p>https://github.com/PHPeste</text:p>
          </table:table-cell>
          <table:table-cell office:value-type="string" table:style-name="ce24">
            <text:p><text:a xlink:href="https://github.com/PHPeste/resources-design">https://github.com/PHPeste/resources-design</text:a></text:p>
          </table:table-cell>
          <table:table-cell office:value-type="string" table:style-name="ce5">
            <text:p>Nã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6-01-25T00:00:00" table:style-name="ce19">
            <text:p>25/01/16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table:style-name="ce5"/>
          <table:table-cell office:value-type="string" office:string-value="PHPESTE" table:formula="of:=[Comunidades.B$2]" table:style-name="ce5">
            <text:p>PHPESTE</text:p>
          </table:table-cell>
          <table:table-cell office:value-type="string" office:string-value="https://github.com/PHPeste" table:formula="of:=[Comunidades.D$2]" table:style-name="ce5">
            <text:p>https://github.com/PHPeste</text:p>
          </table:table-cell>
          <table:table-cell office:value-type="string" table:style-name="ce24">
            <text:p><text:a xlink:href="https://github.com/PHPeste/conticket-frontend">https://github.com/PHPeste/conticket-frontend</text:a></text:p>
          </table:table-cell>
          <table:table-cell office:value-type="string" table:style-name="ce5">
            <text:p>Não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date" office:date-value="2015-09-13T00:00:00" table:style-name="ce19">
            <text:p>13/09/15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5">
            <text:p>BA</text:p>
          </table:table-cell>
          <table:table-cell office:value-type="string" office:string-value="PHPBA" table:formula="of:=[Comunidades.B$4]" table:style-name="ce5">
            <text:p>PHPBA</text:p>
          </table:table-cell>
          <table:table-cell office:value-type="string" office:string-value="https://github.com/phpba/" table:formula="of:=[Comunidades.D$4]" table:style-name="ce5">
            <text:p>https://github.com/phpba/</text:p>
          </table:table-cell>
          <table:table-cell office:value-type="string" table:style-name="ce7">
            <text:p><text:a xlink:href="https://github.com/phpba/phpba.github.io">https://github.com/phpba/phpba.github.io</text:a></text:p>
          </table:table-cell>
          <table:table-cell office:value-type="string" table:style-name="ce25">
            <text:p>Não</text:p>
          </table:table-cell>
          <table:table-cell office:value-type="float" office:value="231" table:style-name="ce5">
            <text:p>231</text:p>
          </table:table-cell>
          <table:table-cell office:value-type="float" office:value="13" table:style-name="ce5">
            <text:p>13</text:p>
          </table:table-cell>
          <table:table-cell office:value-type="float" office:value="1" table:style-name="ce5">
            <text:p>1</text:p>
          </table:table-cell>
          <table:table-cell office:value-type="date" office:date-value="2019-03-12T00:00:00" table:style-name="ce20">
            <text:p>12/03/2019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5">
            <text:p>BA</text:p>
          </table:table-cell>
          <table:table-cell office:value-type="string" office:string-value="PHPBA" table:formula="of:=[Comunidades.B$4]" table:style-name="ce5">
            <text:p>PHPBA</text:p>
          </table:table-cell>
          <table:table-cell office:value-type="string" office:string-value="https://github.com/phpba/" table:formula="of:=[Comunidades.D$4]" table:style-name="ce5">
            <text:p>https://github.com/phpba/</text:p>
          </table:table-cell>
          <table:table-cell office:value-type="string" table:style-name="ce7">
            <text:p><text:a xlink:href="https://github.com/phpba/php-job-bot">https://github.com/phpba/php-job-bot</text:a></text:p>
          </table:table-cell>
          <table:table-cell office:value-type="string" table:style-name="ce25">
            <text:p>Nã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7-12-13T00:00:00" table:style-name="ce20">
            <text:p>13/12/20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5">
            <text:p>BA</text:p>
          </table:table-cell>
          <table:table-cell office:value-type="string" office:string-value="PHPBA" table:formula="of:=[Comunidades.B$4]" table:style-name="ce5">
            <text:p>PHPBA</text:p>
          </table:table-cell>
          <table:table-cell office:value-type="string" office:string-value="https://github.com/phpba/" table:formula="of:=[Comunidades.D$4]" table:style-name="ce5">
            <text:p>https://github.com/phpba/</text:p>
          </table:table-cell>
          <table:table-cell office:value-type="string" table:style-name="ce7">
            <text:p><text:a xlink:href="https://github.com/phpba/php-business-ba">https://github.com/phpba/php-business-ba</text:a></text:p>
          </table:table-cell>
          <table:table-cell office:value-type="string" table:style-name="ce25">
            <text:p>Não</text:p>
          </table:table-cell>
          <table:table-cell office:value-type="float" office:value="40" table:style-name="ce5">
            <text:p>40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date" office:date-value="2017-04-28T00:00:00" table:style-name="ce20">
            <text:p>28/04/20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5">
            <text:p>BA</text:p>
          </table:table-cell>
          <table:table-cell office:value-type="string" office:string-value="PHPBA" table:formula="of:=[Comunidades.B$4]" table:style-name="ce5">
            <text:p>PHPBA</text:p>
          </table:table-cell>
          <table:table-cell office:value-type="string" office:string-value="https://github.com/phpba/" table:formula="of:=[Comunidades.D$4]" table:style-name="ce5">
            <text:p>https://github.com/phpba/</text:p>
          </table:table-cell>
          <table:table-cell office:value-type="string" table:style-name="ce7">
            <text:p><text:a xlink:href="https://github.com/phpba/cidade-verde-webapp">https://github.com/phpba/cidade-verde-webapp</text:a></text:p>
          </table:table-cell>
          <table:table-cell office:value-type="string" table:style-name="ce25">
            <text:p>Não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date" office:date-value="2017-03-09T00:00:00" table:style-name="ce20">
            <text:p>09/03/20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5">
            <text:p>BA</text:p>
          </table:table-cell>
          <table:table-cell office:value-type="string" office:string-value="PHPBA" table:formula="of:=[Comunidades.B$4]" table:style-name="ce5">
            <text:p>PHPBA</text:p>
          </table:table-cell>
          <table:table-cell office:value-type="string" office:string-value="https://github.com/phpba/" table:formula="of:=[Comunidades.D$4]" table:style-name="ce5">
            <text:p>https://github.com/phpba/</text:p>
          </table:table-cell>
          <table:table-cell office:value-type="string" table:style-name="ce7">
            <text:p><text:a xlink:href="https://github.com/phpba/aquela-arvore-ali-api">https://github.com/phpba/aquela-arvore-ali-api</text:a></text:p>
          </table:table-cell>
          <table:table-cell office:value-type="string" table:style-name="ce25">
            <text:p>Não</text:p>
          </table:table-cell>
          <table:table-cell office:value-type="float" office:value="7" table:style-name="ce5">
            <text:p>7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date" office:date-value="2017-01-02T00:00:00" table:style-name="ce20">
            <text:p>02/01/20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5">
            <text:p>BA</text:p>
          </table:table-cell>
          <table:table-cell office:value-type="string" office:string-value="PHPBA" table:formula="of:=[Comunidades.B$4]" table:style-name="ce5">
            <text:p>PHPBA</text:p>
          </table:table-cell>
          <table:table-cell office:value-type="string" office:string-value="https://github.com/phpba/" table:formula="of:=[Comunidades.D$4]" table:style-name="ce5">
            <text:p>https://github.com/phpba/</text:p>
          </table:table-cell>
          <table:table-cell office:value-type="string" table:style-name="ce7">
            <text:p><text:a xlink:href="https://github.com/phpba/redesocial-filantropica">https://github.com/phpba/redesocial-filantropica</text:a></text:p>
          </table:table-cell>
          <table:table-cell office:value-type="string" table:style-name="ce25">
            <text:p>Não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date" office:date-value="2016-05-23T00:00:00" table:style-name="ce20">
            <text:p>23/05/2016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5">
            <text:p>BA</text:p>
          </table:table-cell>
          <table:table-cell office:value-type="string" office:string-value="PHPBA" table:formula="of:=[Comunidades.B$4]" table:style-name="ce5">
            <text:p>PHPBA</text:p>
          </table:table-cell>
          <table:table-cell office:value-type="string" office:string-value="https://github.com/phpba/" table:formula="of:=[Comunidades.D$4]" table:style-name="ce5">
            <text:p>https://github.com/phpba/</text:p>
          </table:table-cell>
          <table:table-cell office:value-type="string" table:style-name="ce7">
            <text:p><text:a xlink:href="https://github.com/phpba/o-que-doar">https://github.com/phpba/o-que-doar</text:a></text:p>
          </table:table-cell>
          <table:table-cell office:value-type="string" table:style-name="ce25">
            <text:p>Não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date" office:date-value="2016-05-02T00:00:00" table:style-name="ce20">
            <text:p>02/05/2016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5">
            <text:p>BA</text:p>
          </table:table-cell>
          <table:table-cell office:value-type="string" office:string-value="PHPBA" table:formula="of:=[Comunidades.B$4]" table:style-name="ce5">
            <text:p>PHPBA</text:p>
          </table:table-cell>
          <table:table-cell office:value-type="string" office:string-value="https://github.com/phpba/" table:formula="of:=[Comunidades.D$4]" table:style-name="ce5">
            <text:p>https://github.com/phpba/</text:p>
          </table:table-cell>
          <table:table-cell office:value-type="string" table:style-name="ce7">
            <text:p><text:a xlink:href="https://github.com/phpba/mascote">https://github.com/phpba/mascote</text:a></text:p>
          </table:table-cell>
          <table:table-cell office:value-type="string" table:style-name="ce25">
            <text:p>Não</text:p>
          </table:table-cell>
          <table:table-cell office:value-type="float" office:value="11" table:style-name="ce5">
            <text:p>11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date" office:date-value="2016-04-25T00:00:00" table:style-name="ce20">
            <text:p>25/04/2016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5">
            <text:p>BA</text:p>
          </table:table-cell>
          <table:table-cell office:value-type="string" office:string-value="PHPBA" table:formula="of:=[Comunidades.B$4]" table:style-name="ce5">
            <text:p>PHPBA</text:p>
          </table:table-cell>
          <table:table-cell office:value-type="string" office:string-value="https://github.com/phpba/" table:formula="of:=[Comunidades.D$4]" table:style-name="ce5">
            <text:p>https://github.com/phpba/</text:p>
          </table:table-cell>
          <table:table-cell office:value-type="string" table:style-name="ce7">
            <text:p><text:a xlink:href="https://github.com/phpba/phpeetups">https://github.com/phpba/phpeetups</text:a></text:p>
          </table:table-cell>
          <table:table-cell office:value-type="string" table:style-name="ce25">
            <text:p>Não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6-04-24T00:00:00" table:style-name="ce20">
            <text:p>24/04/2016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5">
            <text:p>BA</text:p>
          </table:table-cell>
          <table:table-cell office:value-type="string" office:string-value="PHPBA" table:formula="of:=[Comunidades.B$4]" table:style-name="ce5">
            <text:p>PHPBA</text:p>
          </table:table-cell>
          <table:table-cell office:value-type="string" office:string-value="https://github.com/phpba/" table:formula="of:=[Comunidades.D$4]" table:style-name="ce5">
            <text:p>https://github.com/phpba/</text:p>
          </table:table-cell>
          <table:table-cell office:value-type="string" table:style-name="ce7">
            <text:p><text:a xlink:href="https://github.com/phpba/tasks">https://github.com/phpba/tasks</text:a></text:p>
          </table:table-cell>
          <table:table-cell office:value-type="string" table:style-name="ce25">
            <text:p>Nã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6-03-23T00:00:00" table:style-name="ce20">
            <text:p>23/03/2016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BA" table:formula="of:=[Comunidades.A$4]" table:style-name="ce5">
            <text:p>BA</text:p>
          </table:table-cell>
          <table:table-cell office:value-type="string" office:string-value="PHPBA" table:formula="of:=[Comunidades.B$4]" table:style-name="ce5">
            <text:p>PHPBA</text:p>
          </table:table-cell>
          <table:table-cell office:value-type="string" office:string-value="https://github.com/phpba/" table:formula="of:=[Comunidades.D$4]" table:style-name="ce5">
            <text:p>https://github.com/phpba/</text:p>
          </table:table-cell>
          <table:table-cell office:value-type="string" table:style-name="ce7">
            <text:p><text:a xlink:href="https://github.com/phpba/Snippets">https://github.com/phpba/Snippets</text:a></text:p>
          </table:table-cell>
          <table:table-cell office:value-type="string" table:style-name="ce25">
            <text:p>Não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date" office:date-value="2012-12-16T00:00:00" table:style-name="ce20">
            <text:p>16/12/2012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E" table:formula="of:=[Comunidades.A$8]" table:style-name="ce5">
            <text:p>PE</text:p>
          </table:table-cell>
          <table:table-cell office:value-type="string" office:string-value="PHP Pernambuco" table:formula="of:=[Comunidades.B$8]" table:style-name="ce5">
            <text:p>PHP Pernambuco</text:p>
          </table:table-cell>
          <table:table-cell office:value-type="string" office:string-value="https://github.com/php-pernambuco" table:formula="of:=[Comunidades.D$8]" table:style-name="ce5">
            <text:p>https://github.com/php-pernambuco</text:p>
          </table:table-cell>
          <table:table-cell office:value-type="string" table:style-name="ce24">
            <text:p><text:a xlink:href="https://github.com/php-pernambuco/site">https://github.com/php-pernambuco/site</text:a></text:p>
          </table:table-cell>
          <table:table-cell office:value-type="string" table:style-name="ce25">
            <text:p>Nã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date" office:date-value="2019-10-21T00:00:00" table:style-name="ce19">
            <text:p>21/10/19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E" table:formula="of:=[Comunidades.A$8]" table:style-name="ce5">
            <text:p>PE</text:p>
          </table:table-cell>
          <table:table-cell office:value-type="string" office:string-value="PHP Pernambuco" table:formula="of:=[Comunidades.B$8]" table:style-name="ce5">
            <text:p>PHP Pernambuco</text:p>
          </table:table-cell>
          <table:table-cell office:value-type="string" office:string-value="https://github.com/php-pernambuco" table:formula="of:=[Comunidades.D$8]" table:style-name="ce5">
            <text:p>https://github.com/php-pernambuco</text:p>
          </table:table-cell>
          <table:table-cell office:value-type="string" table:style-name="ce24">
            <text:p><text:a xlink:href="https://github.com/php-pernambuco/meetup_phppe">https://github.com/php-pernambuco/meetup_phppe</text:a></text:p>
          </table:table-cell>
          <table:table-cell office:value-type="string" table:style-name="ce25">
            <text:p>Não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date" office:date-value="2017-06-15T00:00:00" table:style-name="ce19">
            <text:p>15/06/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E" table:formula="of:=[Comunidades.A$8]" table:style-name="ce5">
            <text:p>PE</text:p>
          </table:table-cell>
          <table:table-cell office:value-type="string" office:string-value="PHP Pernambuco" table:formula="of:=[Comunidades.B$8]" table:style-name="ce5">
            <text:p>PHP Pernambuco</text:p>
          </table:table-cell>
          <table:table-cell office:value-type="string" office:string-value="https://github.com/php-pernambuco" table:formula="of:=[Comunidades.D$8]" table:style-name="ce5">
            <text:p>https://github.com/php-pernambuco</text:p>
          </table:table-cell>
          <table:table-cell office:value-type="string" table:style-name="ce24">
            <text:p><text:a xlink:href="https://github.com/php-pernambuco/site-old">https://github.com/php-pernambuco/site-old</text:a></text:p>
          </table:table-cell>
          <table:table-cell office:value-type="string" table:style-name="ce25">
            <text:p>Sim</text:p>
          </table:table-cell>
          <table:table-cell office:value-type="float" office:value="238" table:style-name="ce5">
            <text:p>238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date" office:date-value="2017-01-28T00:00:00" table:style-name="ce19">
            <text:p>28/01/17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AL" table:formula="of:=[Comunidades.A$3]" table:style-name="ce5">
            <text:p>AL</text:p>
          </table:table-cell>
          <table:table-cell office:value-type="string" office:string-value="PHP User Group – Alagoas" table:formula="of:=[Comunidades.B$3]" table:style-name="ce5">
            <text:p>PHP User Group – Alagoas</text:p>
          </table:table-cell>
          <table:table-cell office:value-type="string" office:string-value="https://github.com/PHP-AL" table:formula="of:=[Comunidades.D$3]" table:style-name="ce5">
            <text:p>https://github.com/PHP-AL</text:p>
          </table:table-cell>
          <table:table-cell office:value-type="string" table:style-name="ce24">
            <text:p><text:a xlink:href="https://github.com/PHP-AL/startupal.com.br">https://github.com/PHP-AL/startupal.com.br</text:a></text:p>
          </table:table-cell>
          <table:table-cell office:value-type="string" table:style-name="ce25">
            <text:p>Não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date" office:date-value="2013-03-18T00:00:00" table:style-name="ce19">
            <text:p>18/03/13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AL" table:formula="of:=[Comunidades.A$3]" table:style-name="ce5">
            <text:p>AL</text:p>
          </table:table-cell>
          <table:table-cell office:value-type="string" office:string-value="PHP User Group – Alagoas" table:formula="of:=[Comunidades.B$3]" table:style-name="ce5">
            <text:p>PHP User Group – Alagoas</text:p>
          </table:table-cell>
          <table:table-cell office:value-type="string" office:string-value="https://github.com/PHP-AL" table:formula="of:=[Comunidades.D$3]" table:style-name="ce5">
            <text:p>https://github.com/PHP-AL</text:p>
          </table:table-cell>
          <table:table-cell office:value-type="string" table:style-name="ce24">
            <text:p><text:a xlink:href="https://github.com/PHP-AL/php-al.org">https://github.com/PHP-AL/php-al.org</text:a></text:p>
          </table:table-cell>
          <table:table-cell office:value-type="string" table:style-name="ce25">
            <text:p>Não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date" office:date-value="2013-01-22T00:00:00" table:style-name="ce19">
            <text:p>22/01/13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AL" table:formula="of:=[Comunidades.A$3]" table:style-name="ce5">
            <text:p>AL</text:p>
          </table:table-cell>
          <table:table-cell office:value-type="string" office:string-value="PHP User Group – Alagoas" table:formula="of:=[Comunidades.B$3]" table:style-name="ce5">
            <text:p>PHP User Group – Alagoas</text:p>
          </table:table-cell>
          <table:table-cell office:value-type="string" office:string-value="https://github.com/PHP-AL" table:formula="of:=[Comunidades.D$3]" table:style-name="ce5">
            <text:p>https://github.com/PHP-AL</text:p>
          </table:table-cell>
          <table:table-cell office:value-type="string" table:style-name="ce24">
            <text:p><text:a xlink:href="https://github.com/PHP-AL/phpal-cakephp">https://github.com/PHP-AL/phpal-cakephp</text:a></text:p>
          </table:table-cell>
          <table:table-cell office:value-type="string" table:style-name="ce25">
            <text:p>Não</text:p>
          </table:table-cell>
          <table:table-cell office:value-type="float" office:value="13163" table:style-name="ce5">
            <text:p>13163</text:p>
          </table:table-cell>
          <table:table-cell office:value-type="float" office:value="115" table:style-name="ce5">
            <text:p>115</text:p>
          </table:table-cell>
          <table:table-cell office:value-type="float" office:value="0" table:style-name="ce5">
            <text:p>0</text:p>
          </table:table-cell>
          <table:table-cell office:value-type="date" office:date-value="2012-05-29T00:00:00" table:style-name="ce19">
            <text:p>29/05/12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AL" table:formula="of:=[Comunidades.A$3]" table:style-name="ce5">
            <text:p>AL</text:p>
          </table:table-cell>
          <table:table-cell office:value-type="string" office:string-value="PHP User Group – Alagoas" table:formula="of:=[Comunidades.B$3]" table:style-name="ce5">
            <text:p>PHP User Group – Alagoas</text:p>
          </table:table-cell>
          <table:table-cell office:value-type="string" office:string-value="https://github.com/PHP-AL" table:formula="of:=[Comunidades.D$3]" table:style-name="ce5">
            <text:p>https://github.com/PHP-AL</text:p>
          </table:table-cell>
          <table:table-cell office:value-type="string" table:style-name="ce24">
            <text:p><text:a xlink:href="https://github.com/PHP-AL/docs">https://github.com/PHP-AL/docs</text:a></text:p>
          </table:table-cell>
          <table:table-cell office:value-type="string" table:style-name="ce25">
            <text:p>Sim</text:p>
          </table:table-cell>
          <table:table-cell office:value-type="float" office:value="1271" table:style-name="ce5">
            <text:p>1271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date" office:date-value="2012-05-14T00:00:00" table:style-name="ce19">
            <text:p>14/05/12</text:p>
          </table:table-cell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style-name="ro2">
          <table:table-cell office:value-type="string" office:string-value="PI" table:formula="of:=[Comunidades.A$9]" table:style-name="ce5">
            <text:p>PI</text:p>
          </table:table-cell>
          <table:table-cell office:value-type="string" office:string-value="PHP PI" table:formula="of:=[Comunidades.B$9]" table:style-name="ce5">
            <text:p>PHP PI</text:p>
          </table:table-cell>
          <table:table-cell office:value-type="float" office:value="0" table:formula="of:=[Comunidades.D$9]" table:style-name="ce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Não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date" office:date-value="2019-10-26T00:00:00" table:style-name="ce20">
            <text:p>26/10/2019</text:p>
          </table:table-cell>
          <table:table-cell table:number-columns-repeated="16374"/>
        </table:table-row>
        <table:table-row table:number-rows-repeated="1048471" table:style-name="ro5">
          <table:table-cell table:number-columns-repeated="16384"/>
        </table:table-row>
      </table:table>
      <table:table table:name="Telegram" table:style-name="ta1">
        <table:shapes>
          <draw:frame draw:z-index="1" draw:id="id1" draw:style-name="a1" draw:name="Gráfico 1" svg:x="0.7811in" svg:y="2.87244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9" table:number-columns-repeated="16379" table:default-cell-style-name="ce1"/>
        <table:table-row table:style-name="ro1">
          <table:table-cell table:style-name="ce14"/>
          <table:table-cell office:value-type="string" office:string-value="NOME" table:formula="of:=[Comunidades.B1]" table:style-name="ce14">
            <text:p>NOME</text:p>
          </table:table-cell>
          <table:table-cell office:value-type="string" office:string-value="TELEGRAM" table:formula="of:=[Comunidades.H1]" table:style-name="ce14">
            <text:p>TELEGRAM</text:p>
          </table:table-cell>
          <table:table-cell office:value-type="string" table:style-name="ce14">
            <text:p>Membros</text:p>
          </table:table-cell>
          <table:table-cell office:value-type="string" table:style-name="ce14">
            <text:p>Coleta</text:p>
          </table:table-cell>
          <table:table-cell table:number-columns-repeated="16379"/>
        </table:table-row>
        <table:table-row table:style-name="ro2">
          <table:table-cell office:value-type="string" office:string-value="CE" table:formula="of:=[Comunidades.A5]" table:style-name="ce5">
            <text:p>CE</text:p>
          </table:table-cell>
          <table:table-cell office:value-type="string" office:string-value="PHP com Rapadura" table:formula="of:=[Comunidades.B5]" table:style-name="ce5">
            <text:p>PHP com Rapadura</text:p>
          </table:table-cell>
          <table:table-cell office:value-type="string" office:string-value="https://t.me/phpcomrapadura" table:formula="of:=[Comunidades.H5]" table:style-name="ce5">
            <text:p>https://t.me/phpcomrapadura</text:p>
          </table:table-cell>
          <table:table-cell office:value-type="float" office:value="479" table:style-name="ce5">
            <text:p>479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9"/>
        </table:table-row>
        <table:table-row table:style-name="ro2">
          <table:table-cell office:value-type="string" office:string-value="MA" table:formula="of:=[Comunidades.A6]" table:style-name="ce5">
            <text:p>MA</text:p>
          </table:table-cell>
          <table:table-cell office:value-type="string" office:string-value="PHP Maranhão" table:formula="of:=[Comunidades.B6]" table:style-name="ce5">
            <text:p>PHP Maranhão</text:p>
          </table:table-cell>
          <table:table-cell office:value-type="string" office:string-value="https://t.me/phpmaranhao" table:formula="of:=[Comunidades.H6]" table:style-name="ce5">
            <text:p>https://t.me/phpmaranhao</text:p>
          </table:table-cell>
          <table:table-cell office:value-type="float" office:value="439" table:style-name="ce5">
            <text:p>439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9"/>
        </table:table-row>
        <table:table-row table:style-name="ro2">
          <table:table-cell office:value-type="string" office:string-value="BA" table:formula="of:=[Comunidades.A4]" table:style-name="ce5">
            <text:p>BA</text:p>
          </table:table-cell>
          <table:table-cell office:value-type="string" office:string-value="PHPBA" table:formula="of:=[Comunidades.B4]" table:style-name="ce5">
            <text:p>PHPBA</text:p>
          </table:table-cell>
          <table:table-cell office:value-type="string" office:string-value="https://telegram.me/phpba" table:formula="of:=[Comunidades.H4]" table:style-name="ce5">
            <text:p>https://telegram.me/phpba</text:p>
          </table:table-cell>
          <table:table-cell office:value-type="float" office:value="354" table:style-name="ce5">
            <text:p>354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9"/>
        </table:table-row>
        <table:table-row table:style-name="ro2">
          <table:table-cell office:value-type="string" office:string-value="PE" table:formula="of:=[Comunidades.A8]" table:style-name="ce5">
            <text:p>PE</text:p>
          </table:table-cell>
          <table:table-cell office:value-type="string" office:string-value="PHP Pernambuco" table:formula="of:=[Comunidades.B8]" table:style-name="ce5">
            <text:p>PHP Pernambuco</text:p>
          </table:table-cell>
          <table:table-cell office:value-type="string" office:string-value="https://t.me/phppe" table:formula="of:=[Comunidades.H8]" table:style-name="ce5">
            <text:p>https://t.me/phppe</text:p>
          </table:table-cell>
          <table:table-cell office:value-type="float" office:value="290" table:style-name="ce5">
            <text:p>290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9"/>
        </table:table-row>
        <table:table-row table:style-name="ro2">
          <table:table-cell office:value-type="string" office:string-value="RN" table:formula="of:=[Comunidades.A10]" table:style-name="ce5">
            <text:p>RN</text:p>
          </table:table-cell>
          <table:table-cell office:value-type="string" office:string-value="PHP RN" table:formula="of:=[Comunidades.B10]" table:style-name="ce5">
            <text:p>PHP RN</text:p>
          </table:table-cell>
          <table:table-cell office:value-type="string" office:string-value="https://t.me/phprn" table:formula="of:=[Comunidades.H10]" table:style-name="ce5">
            <text:p>https://t.me/phprn</text:p>
          </table:table-cell>
          <table:table-cell office:value-type="float" office:value="240" table:style-name="ce5">
            <text:p>240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9"/>
        </table:table-row>
        <table:table-row table:style-name="ro2">
          <table:table-cell table:style-name="ce5"/>
          <table:table-cell office:value-type="string" office:string-value="PHPESTE" table:formula="of:=[Comunidades.B2]" table:style-name="ce5">
            <text:p>PHPESTE</text:p>
          </table:table-cell>
          <table:table-cell office:value-type="string" office:string-value="https://t.me/phpeste" table:formula="of:=[Comunidades.H2]" table:style-name="ce5">
            <text:p>https://t.me/phpeste</text:p>
          </table:table-cell>
          <table:table-cell office:value-type="float" office:value="205" table:style-name="ce5">
            <text:p>205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9"/>
        </table:table-row>
        <table:table-row table:style-name="ro2">
          <table:table-cell office:value-type="string" office:string-value="SE" table:formula="of:=[Comunidades.A11]" table:style-name="ce5">
            <text:p>SE</text:p>
          </table:table-cell>
          <table:table-cell office:value-type="string" office:string-value="PHP SE" table:formula="of:=[Comunidades.B11]" table:style-name="ce5">
            <text:p>PHP SE</text:p>
          </table:table-cell>
          <table:table-cell office:value-type="string" office:string-value="https://telegram.me/phpSE" table:formula="of:=[Comunidades.H11]" table:style-name="ce5">
            <text:p>https://telegram.me/phpSE</text:p>
          </table:table-cell>
          <table:table-cell office:value-type="float" office:value="75" table:style-name="ce5">
            <text:p>75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9"/>
        </table:table-row>
        <table:table-row table:style-name="ro2">
          <table:table-cell office:value-type="string" office:string-value="PB" table:formula="of:=[Comunidades.A7]" table:style-name="ce5">
            <text:p>PB</text:p>
          </table:table-cell>
          <table:table-cell office:value-type="string" office:string-value="PHP PB" table:formula="of:=[Comunidades.B7]" table:style-name="ce5">
            <text:p>PHP PB</text:p>
          </table:table-cell>
          <table:table-cell office:value-type="string" office:string-value="https://t.me/phppb" table:formula="of:=[Comunidades.H7]" table:style-name="ce5">
            <text:p>https://t.me/phppb</text:p>
          </table:table-cell>
          <table:table-cell office:value-type="float" office:value="61" table:style-name="ce5">
            <text:p>61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9"/>
        </table:table-row>
        <table:table-row table:style-name="ro2">
          <table:table-cell office:value-type="string" office:string-value="AL" table:formula="of:=[Comunidades.A3]" table:style-name="ce5">
            <text:p>AL</text:p>
          </table:table-cell>
          <table:table-cell office:value-type="string" office:string-value="PHP User Group – Alagoas" table:formula="of:=[Comunidades.B3]" table:style-name="ce5">
            <text:p>PHP User Group – Alagoas</text:p>
          </table:table-cell>
          <table:table-cell office:value-type="float" office:value="0" table:formula="of:=[Comunidades.H3]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9"/>
        </table:table-row>
        <table:table-row table:style-name="ro2">
          <table:table-cell office:value-type="string" office:string-value="PI" table:formula="of:=[Comunidades.A9]" table:style-name="ce5">
            <text:p>PI</text:p>
          </table:table-cell>
          <table:table-cell office:value-type="string" office:string-value="PHP PI" table:formula="of:=[Comunidades.B9]" table:style-name="ce5">
            <text:p>PHP PI</text:p>
          </table:table-cell>
          <table:table-cell office:value-type="float" office:value="0" table:formula="of:=[Comunidades.H9]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date" office:date-value="2019-10-25T00:00:00" table:style-name="ce16">
            <text:p>25/10/19</text:p>
          </table:table-cell>
          <table:table-cell table:number-columns-repeated="16379"/>
        </table:table-row>
        <table:table-row table:number-rows-repeated="1048565" table:style-name="ro5">
          <table:table-cell table:number-columns-repeated="16384"/>
        </table:table-row>
      </table:table>
      <table:table table:name="Instagram" table:style-name="ta1">
        <table:shapes>
          <draw:frame draw:z-index="3" draw:id="id4" draw:style-name="a4" draw:name="Gráfico 1" svg:x="0.58189in" svg:y="2.59528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10" table:default-cell-style-name="ce1"/>
        <table:table-column table:style-name="co23" table:default-cell-style-name="ce1"/>
        <table:table-column table:style-name="co24" table:default-cell-style-name="ce1"/>
        <table:table-column table:style-name="co9" table:number-columns-repeated="16378" table:default-cell-style-name="ce1"/>
        <table:table-row table:style-name="ro1">
          <table:table-cell office:value-type="string" office:string-value="ESTADO" table:formula="of:=[Comunidades.A1]" table:style-name="ce14">
            <text:p>ESTADO</text:p>
          </table:table-cell>
          <table:table-cell office:value-type="string" office:string-value="NOME" table:formula="of:=[Comunidades.B1]" table:style-name="ce14">
            <text:p>NOME</text:p>
          </table:table-cell>
          <table:table-cell office:value-type="string" office:string-value="INSTAGRAM" table:formula="of:=[Comunidades.G1]" table:style-name="ce14">
            <text:p>INSTAGRAM</text:p>
          </table:table-cell>
          <table:table-cell office:value-type="string" table:style-name="ce14">
            <text:p>Publicações</text:p>
          </table:table-cell>
          <table:table-cell office:value-type="string" table:style-name="ce27">
            <text:p>Seguidores</text:p>
          </table:table-cell>
          <table:table-cell office:value-type="string" table:style-name="ce27">
            <text:p>Data Coleta</text:p>
          </table:table-cell>
          <table:table-cell table:number-columns-repeated="16378"/>
        </table:table-row>
        <table:table-row table:style-name="ro2">
          <table:table-cell office:value-type="string" office:string-value="RN" table:formula="of:=[Comunidades.A10]" table:style-name="ce5">
            <text:p>RN</text:p>
          </table:table-cell>
          <table:table-cell office:value-type="string" office:string-value="PHP RN" table:formula="of:=[Comunidades.B10]" table:style-name="ce5">
            <text:p>PHP RN</text:p>
          </table:table-cell>
          <table:table-cell office:value-type="string" office:string-value="https://www.instagram.com/php.rn/" table:formula="of:=[Comunidades.G10]" table:style-name="ce5">
            <text:p>https://www.instagram.com/php.rn/</text:p>
          </table:table-cell>
          <table:table-cell office:value-type="float" office:value="18" table:style-name="ce25">
            <text:p>18</text:p>
          </table:table-cell>
          <table:table-cell office:value-type="float" office:value="1087" table:style-name="ce5">
            <text:p>1087</text:p>
          </table:table-cell>
          <table:table-cell office:value-type="date" office:date-value="2019-10-25T00:00:00" table:style-name="ce20">
            <text:p>25/10/2019</text:p>
          </table:table-cell>
          <table:table-cell table:number-columns-repeated="16378"/>
        </table:table-row>
        <table:table-row table:style-name="ro5" table:visibility="collapse">
          <table:table-cell office:value-type="string" table:style-name="ce31">
            <text:p>Coluna1</text:p>
          </table:table-cell>
          <table:table-cell office:value-type="string" table:style-name="ce31">
            <text:p>Coluna2</text:p>
          </table:table-cell>
          <table:table-cell office:value-type="string" table:style-name="ce31">
            <text:p>Coluna3</text:p>
          </table:table-cell>
          <table:table-cell office:value-type="string" table:style-name="ce31">
            <text:p>Coluna4</text:p>
          </table:table-cell>
          <table:table-cell office:value-type="string" table:style-name="ce31">
            <text:p>Coluna5</text:p>
          </table:table-cell>
          <table:table-cell office:value-type="string" table:style-name="ce31">
            <text:p>Coluna6</text:p>
          </table:table-cell>
          <table:table-cell table:number-columns-repeated="16378"/>
        </table:table-row>
        <table:table-row table:style-name="ro2">
          <table:table-cell office:value-type="string" office:string-value="CE" table:formula="of:=[Comunidades.A5]" table:style-name="ce5">
            <text:p>CE</text:p>
          </table:table-cell>
          <table:table-cell office:value-type="string" office:string-value="PHP com Rapadura" table:formula="of:=[Comunidades.B5]" table:style-name="ce5">
            <text:p>PHP com Rapadura</text:p>
          </table:table-cell>
          <table:table-cell office:value-type="string" office:string-value="https://www.instagram.com/phpcomrapadura/" table:formula="of:=[Comunidades.G5]" table:style-name="ce5">
            <text:p>https://www.instagram.com/phpcomrapadura/</text:p>
          </table:table-cell>
          <table:table-cell office:value-type="float" office:value="25" table:style-name="ce30">
            <text:p>25</text:p>
          </table:table-cell>
          <table:table-cell office:value-type="float" office:value="955" table:style-name="ce29">
            <text:p>955</text:p>
          </table:table-cell>
          <table:table-cell office:value-type="string" table:style-name="ce32">
            <text:p>25/10/2019</text:p>
          </table:table-cell>
          <table:table-cell table:number-columns-repeated="16378"/>
        </table:table-row>
        <table:table-row table:style-name="ro2">
          <table:table-cell office:value-type="string" office:string-value="MA" table:formula="of:=[Comunidades.A6]" table:style-name="ce5">
            <text:p>MA</text:p>
          </table:table-cell>
          <table:table-cell office:value-type="string" office:string-value="PHP Maranhão" table:formula="of:=[Comunidades.B6]" table:style-name="ce5">
            <text:p>PHP Maranhão</text:p>
          </table:table-cell>
          <table:table-cell office:value-type="string" office:string-value="https://www.instagram.com/phpmaranhao/" table:formula="of:=[Comunidades.G6]" table:style-name="ce5">
            <text:p>https://www.instagram.com/phpmaranhao/</text:p>
          </table:table-cell>
          <table:table-cell office:value-type="float" office:value="52" table:style-name="ce25">
            <text:p>52</text:p>
          </table:table-cell>
          <table:table-cell office:value-type="float" office:value="476" table:style-name="ce5">
            <text:p>476</text:p>
          </table:table-cell>
          <table:table-cell office:value-type="date" office:date-value="2019-10-25T00:00:00" table:style-name="ce20">
            <text:p>25/10/2019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PHPESTE" table:formula="of:=[Comunidades.B2]" table:style-name="ce5">
            <text:p>PHPESTE</text:p>
          </table:table-cell>
          <table:table-cell office:value-type="string" office:string-value="https://www.instagram.com/phpeste/" table:formula="of:=[Comunidades.G2]" table:style-name="ce5">
            <text:p>https://www.instagram.com/phpeste/</text:p>
          </table:table-cell>
          <table:table-cell office:value-type="float" office:value="49" table:style-name="ce25">
            <text:p>49</text:p>
          </table:table-cell>
          <table:table-cell office:value-type="float" office:value="346" table:style-name="ce5">
            <text:p>346</text:p>
          </table:table-cell>
          <table:table-cell office:value-type="date" office:date-value="2019-10-25T00:00:00" table:style-name="ce20">
            <text:p>25/10/2019</text:p>
          </table:table-cell>
          <table:table-cell table:number-columns-repeated="16378"/>
        </table:table-row>
        <table:table-row table:style-name="ro2">
          <table:table-cell office:value-type="string" office:string-value="PE" table:formula="of:=[Comunidades.A8]" table:style-name="ce5">
            <text:p>PE</text:p>
          </table:table-cell>
          <table:table-cell office:value-type="string" office:string-value="PHP Pernambuco" table:formula="of:=[Comunidades.B8]" table:style-name="ce5">
            <text:p>PHP Pernambuco</text:p>
          </table:table-cell>
          <table:table-cell office:value-type="string" office:string-value="https://www.instagram.com/phppernambuco/" table:formula="of:=[Comunidades.G8]" table:style-name="ce5">
            <text:p>https://www.instagram.com/phppernambuco/</text:p>
          </table:table-cell>
          <table:table-cell office:value-type="float" office:value="26" table:style-name="ce25">
            <text:p>26</text:p>
          </table:table-cell>
          <table:table-cell office:value-type="float" office:value="104" table:style-name="ce5">
            <text:p>104</text:p>
          </table:table-cell>
          <table:table-cell office:value-type="date" office:date-value="2019-10-25T00:00:00" table:style-name="ce20">
            <text:p>25/10/2019</text:p>
          </table:table-cell>
          <table:table-cell table:number-columns-repeated="16378"/>
        </table:table-row>
        <table:table-row table:style-name="ro2">
          <table:table-cell office:value-type="string" office:string-value="PB" table:formula="of:=[Comunidades.A7]" table:style-name="ce5">
            <text:p>PB</text:p>
          </table:table-cell>
          <table:table-cell office:value-type="string" office:string-value="PHP PB" table:formula="of:=[Comunidades.B7]" table:style-name="ce5">
            <text:p>PHP PB</text:p>
          </table:table-cell>
          <table:table-cell office:value-type="string" office:string-value="https://www.instagram.com/phppb/" table:formula="of:=[Comunidades.G7]" table:style-name="ce5">
            <text:p>https://www.instagram.com/phppb/</text:p>
          </table:table-cell>
          <table:table-cell office:value-type="float" office:value="1" table:style-name="ce25">
            <text:p>1</text:p>
          </table:table-cell>
          <table:table-cell office:value-type="float" office:value="21" table:style-name="ce5">
            <text:p>21</text:p>
          </table:table-cell>
          <table:table-cell office:value-type="date" office:date-value="2019-10-25T00:00:00" table:style-name="ce20">
            <text:p>25/10/2019</text:p>
          </table:table-cell>
          <table:table-cell table:number-columns-repeated="16378"/>
        </table:table-row>
        <table:table-row table:style-name="ro2">
          <table:table-cell office:value-type="string" office:string-value="AL" table:formula="of:=[Comunidades.A3]" table:style-name="ce5">
            <text:p>AL</text:p>
          </table:table-cell>
          <table:table-cell office:value-type="string" office:string-value="PHP User Group – Alagoas" table:formula="of:=[Comunidades.B3]" table:style-name="ce5">
            <text:p>PHP User Group – Alagoas</text:p>
          </table:table-cell>
          <table:table-cell office:value-type="string" office:string-value="https://www.instagram.com/php.al/" table:formula="of:=[Comunidades.G3]" table:style-name="ce5">
            <text:p>https://www.instagram.com/php.al/</text:p>
          </table:table-cell>
          <table:table-cell office:value-type="float" office:value="0" table:style-name="ce25">
            <text:p>0</text:p>
          </table:table-cell>
          <table:table-cell office:value-type="float" office:value="5" table:style-name="ce5">
            <text:p>5</text:p>
          </table:table-cell>
          <table:table-cell office:value-type="date" office:date-value="2019-10-25T00:00:00" table:style-name="ce20">
            <text:p>25/10/2019</text:p>
          </table:table-cell>
          <table:table-cell table:number-columns-repeated="16378"/>
        </table:table-row>
        <table:table-row table:style-name="ro2">
          <table:table-cell office:value-type="string" office:string-value="BA" table:formula="of:=[Comunidades.A4]" table:style-name="ce5">
            <text:p>BA</text:p>
          </table:table-cell>
          <table:table-cell office:value-type="string" office:string-value="PHPBA" table:formula="of:=[Comunidades.B4]" table:style-name="ce5">
            <text:p>PHPBA</text:p>
          </table:table-cell>
          <table:table-cell office:value-type="float" office:value="0" table:formula="of:=[Comunidades.G4]" table:style-name="ce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5">
            <text:p>0</text:p>
          </table:table-cell>
          <table:table-cell office:value-type="date" office:date-value="2019-10-25T00:00:00" table:style-name="ce20">
            <text:p>25/10/2019</text:p>
          </table:table-cell>
          <table:table-cell table:number-columns-repeated="16378"/>
        </table:table-row>
        <table:table-row table:style-name="ro2">
          <table:table-cell office:value-type="string" office:string-value="PI" table:formula="of:=[Comunidades.A9]" table:style-name="ce5">
            <text:p>PI</text:p>
          </table:table-cell>
          <table:table-cell office:value-type="string" office:string-value="PHP PI" table:formula="of:=[Comunidades.B9]" table:style-name="ce5">
            <text:p>PHP PI</text:p>
          </table:table-cell>
          <table:table-cell office:value-type="float" office:value="0" table:formula="of:=[Comunidades.G9]" table:style-name="ce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5">
            <text:p>0</text:p>
          </table:table-cell>
          <table:table-cell office:value-type="date" office:date-value="2019-10-25T00:00:00" table:style-name="ce20">
            <text:p>25/10/2019</text:p>
          </table:table-cell>
          <table:table-cell table:number-columns-repeated="16378"/>
        </table:table-row>
        <table:table-row table:style-name="ro2">
          <table:table-cell office:value-type="string" office:string-value="SE" table:formula="of:=[Comunidades.A11]" table:style-name="ce5">
            <text:p>SE</text:p>
          </table:table-cell>
          <table:table-cell office:value-type="string" office:string-value="PHP SE" table:formula="of:=[Comunidades.B11]" table:style-name="ce5">
            <text:p>PHP SE</text:p>
          </table:table-cell>
          <table:table-cell office:value-type="float" office:value="0" table:formula="of:=[Comunidades.G11]" table:style-name="ce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5">
            <text:p>0</text:p>
          </table:table-cell>
          <table:table-cell office:value-type="date" office:date-value="2019-10-25T00:00:00" table:style-name="ce20">
            <text:p>25/10/2019</text:p>
          </table:table-cell>
          <table:table-cell table:number-columns-repeated="16378"/>
        </table:table-row>
        <table:table-row table:number-rows-repeated="20" table:style-name="ro5">
          <table:table-cell table:number-columns-repeated="16384"/>
        </table:table-row>
        <table:table-row table:style-name="ro5">
          <table:table-cell table:number-columns-repeated="4"/>
          <table:table-cell table:style-name="ce1">
            <draw:frame draw:z-index="1" draw:id="id2" draw:style-name="a2" draw:name="Gráfico 2" svg:x="0.82953in" svg:y="0.12992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style-name="ce1">
            <draw:frame draw:z-index="2" draw:id="id3" draw:style-name="a3" draw:name="Gráfico 3" svg:x="0.71731in" svg:y="0.00827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1" table:style-name="ro5">
          <table:table-cell table:number-columns-repeated="16384"/>
        </table:table-row>
      </table:table>
      <table:table table:name="Twitter" table:style-name="ta1">
        <table:shapes>
          <draw:frame draw:z-index="1" draw:id="id5" draw:style-name="a5" draw:name="Gráfico 1" svg:x="0.92441in" svg:y="2.14803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4" table:default-cell-style-name="ce1"/>
        <table:table-column table:style-name="co25" table:default-cell-style-name="ce1"/>
        <table:table-column table:style-name="co18" table:default-cell-style-name="ce1"/>
        <table:table-column table:style-name="co1" table:default-cell-style-name="ce1"/>
        <table:table-column table:style-name="co26" table:default-cell-style-name="ce1"/>
        <table:table-column table:style-name="co9" table:number-columns-repeated="16378" table:default-cell-style-name="ce1"/>
        <table:table-row table:style-name="ro1">
          <table:table-cell office:value-type="string" office:string-value="ESTADO" table:formula="of:=[Comunidades.A1]" table:style-name="ce14">
            <text:p>ESTADO</text:p>
          </table:table-cell>
          <table:table-cell office:value-type="string" office:string-value="NOME" table:formula="of:=[Comunidades.B1]" table:style-name="ce14">
            <text:p>NOME</text:p>
          </table:table-cell>
          <table:table-cell office:value-type="string" office:string-value="TWITTER" table:formula="of:=[Comunidades.E1]" table:style-name="ce14">
            <text:p>TWITTER</text:p>
          </table:table-cell>
          <table:table-cell office:value-type="string" table:style-name="ce27">
            <text:p>Seguidores</text:p>
          </table:table-cell>
          <table:table-cell office:value-type="string" table:style-name="ce14">
            <text:p>Tweets</text:p>
          </table:table-cell>
          <table:table-cell office:value-type="string" table:style-name="ce14">
            <text:p>Data Coleta</text:p>
          </table:table-cell>
          <table:table-cell table:number-columns-repeated="16378"/>
        </table:table-row>
        <table:table-row table:style-name="ro2">
          <table:table-cell office:value-type="string" office:string-value="PB" table:formula="of:=[Comunidades.A7]" table:style-name="ce5">
            <text:p>PB</text:p>
          </table:table-cell>
          <table:table-cell office:value-type="string" office:string-value="PHP PB" table:formula="of:=[Comunidades.B7]" table:style-name="ce5">
            <text:p>PHP PB</text:p>
          </table:table-cell>
          <table:table-cell office:value-type="string" office:string-value="https://twitter.com/phppb" table:formula="of:=[Comunidades.E7]" table:style-name="ce5">
            <text:p>https://twitter.com/phppb</text:p>
          </table:table-cell>
          <table:table-cell office:value-type="float" office:value="1053" table:style-name="ce5">
            <text:p>1053</text:p>
          </table:table-cell>
          <table:table-cell office:value-type="float" office:value="336" table:style-name="ce25">
            <text:p>336</text:p>
          </table:table-cell>
          <table:table-cell office:value-type="date" office:date-value="2019-10-26T00:00:00" table:style-name="ce19">
            <text:p>26/10/19</text:p>
          </table:table-cell>
          <table:table-cell table:number-columns-repeated="16378"/>
        </table:table-row>
        <table:table-row table:style-name="ro2">
          <table:table-cell office:value-type="string" office:string-value="CE" table:formula="of:=[Comunidades.A5]" table:style-name="ce5">
            <text:p>CE</text:p>
          </table:table-cell>
          <table:table-cell office:value-type="string" office:string-value="PHP com Rapadura" table:formula="of:=[Comunidades.B5]" table:style-name="ce5">
            <text:p>PHP com Rapadura</text:p>
          </table:table-cell>
          <table:table-cell office:value-type="string" office:string-value="https://twitter.com/phpcomrapadura" table:formula="of:=[Comunidades.E5]" table:style-name="ce5">
            <text:p>https://twitter.com/phpcomrapadura</text:p>
          </table:table-cell>
          <table:table-cell office:value-type="float" office:value="909" table:style-name="ce5">
            <text:p>909</text:p>
          </table:table-cell>
          <table:table-cell office:value-type="float" office:value="576" table:style-name="ce25">
            <text:p>576</text:p>
          </table:table-cell>
          <table:table-cell office:value-type="date" office:date-value="2019-10-26T00:00:00" table:style-name="ce19">
            <text:p>26/10/19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office:string-value="PHPESTE" table:formula="of:=[Comunidades.B2]" table:style-name="ce5">
            <text:p>PHPESTE</text:p>
          </table:table-cell>
          <table:table-cell office:value-type="string" office:string-value="https://twitter.com/phpestene" table:formula="of:=[Comunidades.E2]" table:style-name="ce5">
            <text:p>https://twitter.com/phpestene</text:p>
          </table:table-cell>
          <table:table-cell office:value-type="float" office:value="853" table:style-name="ce5">
            <text:p>853</text:p>
          </table:table-cell>
          <table:table-cell office:value-type="float" office:value="503" table:style-name="ce25">
            <text:p>503</text:p>
          </table:table-cell>
          <table:table-cell office:value-type="date" office:date-value="2019-10-26T00:00:00" table:style-name="ce19">
            <text:p>26/10/19</text:p>
          </table:table-cell>
          <table:table-cell table:number-columns-repeated="16378"/>
        </table:table-row>
        <table:table-row table:style-name="ro2">
          <table:table-cell office:value-type="string" office:string-value="AL" table:formula="of:=[Comunidades.A3]" table:style-name="ce5">
            <text:p>AL</text:p>
          </table:table-cell>
          <table:table-cell office:value-type="string" office:string-value="PHP User Group – Alagoas" table:formula="of:=[Comunidades.B3]" table:style-name="ce5">
            <text:p>PHP User Group – Alagoas</text:p>
          </table:table-cell>
          <table:table-cell office:value-type="string" office:string-value="https://twitter.com/php_al" table:formula="of:=[Comunidades.E3]" table:style-name="ce5">
            <text:p>https://twitter.com/php_al</text:p>
          </table:table-cell>
          <table:table-cell office:value-type="float" office:value="437" table:style-name="ce5">
            <text:p>437</text:p>
          </table:table-cell>
          <table:table-cell office:value-type="float" office:value="73" table:style-name="ce25">
            <text:p>73</text:p>
          </table:table-cell>
          <table:table-cell office:value-type="date" office:date-value="2019-10-26T00:00:00" table:style-name="ce19">
            <text:p>26/10/19</text:p>
          </table:table-cell>
          <table:table-cell table:number-columns-repeated="16378"/>
        </table:table-row>
        <table:table-row table:style-name="ro2">
          <table:table-cell office:value-type="string" office:string-value="MA" table:formula="of:=[Comunidades.A6]" table:style-name="ce5">
            <text:p>MA</text:p>
          </table:table-cell>
          <table:table-cell office:value-type="string" office:string-value="PHP Maranhão" table:formula="of:=[Comunidades.B6]" table:style-name="ce5">
            <text:p>PHP Maranhão</text:p>
          </table:table-cell>
          <table:table-cell office:value-type="string" office:string-value="https://twitter.com/phpmaranhao" table:formula="of:=[Comunidades.E6]" table:style-name="ce5">
            <text:p>https://twitter.com/phpmaranhao</text:p>
          </table:table-cell>
          <table:table-cell office:value-type="float" office:value="292" table:style-name="ce5">
            <text:p>292</text:p>
          </table:table-cell>
          <table:table-cell office:value-type="float" office:value="192" table:style-name="ce25">
            <text:p>192</text:p>
          </table:table-cell>
          <table:table-cell office:value-type="date" office:date-value="2019-10-26T00:00:00" table:style-name="ce19">
            <text:p>26/10/19</text:p>
          </table:table-cell>
          <table:table-cell table:number-columns-repeated="16378"/>
        </table:table-row>
        <table:table-row table:style-name="ro2">
          <table:table-cell office:value-type="string" office:string-value="PE" table:formula="of:=[Comunidades.A8]" table:style-name="ce5">
            <text:p>PE</text:p>
          </table:table-cell>
          <table:table-cell office:value-type="string" office:string-value="PHP Pernambuco" table:formula="of:=[Comunidades.B8]" table:style-name="ce5">
            <text:p>PHP Pernambuco</text:p>
          </table:table-cell>
          <table:table-cell office:value-type="string" office:string-value="https://twitter.com/PHPPernambuco" table:formula="of:=[Comunidades.E8]" table:style-name="ce5">
            <text:p>https://twitter.com/PHPPernambuco</text:p>
          </table:table-cell>
          <table:table-cell office:value-type="float" office:value="287" table:style-name="ce5">
            <text:p>287</text:p>
          </table:table-cell>
          <table:table-cell office:value-type="float" office:value="83" table:style-name="ce25">
            <text:p>83</text:p>
          </table:table-cell>
          <table:table-cell office:value-type="date" office:date-value="2019-10-26T00:00:00" table:style-name="ce19">
            <text:p>26/10/19</text:p>
          </table:table-cell>
          <table:table-cell table:number-columns-repeated="16378"/>
        </table:table-row>
        <table:table-row table:style-name="ro2">
          <table:table-cell office:value-type="string" office:string-value="BA" table:formula="of:=[Comunidades.A4]" table:style-name="ce5">
            <text:p>BA</text:p>
          </table:table-cell>
          <table:table-cell office:value-type="string" office:string-value="PHPBA" table:formula="of:=[Comunidades.B4]" table:style-name="ce5">
            <text:p>PHPBA</text:p>
          </table:table-cell>
          <table:table-cell office:value-type="string" office:string-value="https://twitter.com/phpba" table:formula="of:=[Comunidades.E4]" table:style-name="ce5">
            <text:p>https://twitter.com/phpba</text:p>
          </table:table-cell>
          <table:table-cell office:value-type="float" office:value="280" table:style-name="ce5">
            <text:p>280</text:p>
          </table:table-cell>
          <table:table-cell office:value-type="float" office:value="39" table:style-name="ce25">
            <text:p>39</text:p>
          </table:table-cell>
          <table:table-cell office:value-type="date" office:date-value="2019-10-26T00:00:00" table:style-name="ce19">
            <text:p>26/10/19</text:p>
          </table:table-cell>
          <table:table-cell table:number-columns-repeated="16378"/>
        </table:table-row>
        <table:table-row table:style-name="ro2">
          <table:table-cell office:value-type="string" office:string-value="SE" table:formula="of:=[Comunidades.A11]" table:style-name="ce5">
            <text:p>SE</text:p>
          </table:table-cell>
          <table:table-cell office:value-type="string" office:string-value="PHP SE" table:formula="of:=[Comunidades.B11]" table:style-name="ce5">
            <text:p>PHP SE</text:p>
          </table:table-cell>
          <table:table-cell office:value-type="string" office:string-value="https://twitter.com/phpse" table:formula="of:=[Comunidades.E11]" table:style-name="ce5">
            <text:p>https://twitter.com/phpse</text:p>
          </table:table-cell>
          <table:table-cell office:value-type="float" office:value="183" table:style-name="ce5">
            <text:p>183</text:p>
          </table:table-cell>
          <table:table-cell office:value-type="float" office:value="216" table:style-name="ce25">
            <text:p>216</text:p>
          </table:table-cell>
          <table:table-cell office:value-type="date" office:date-value="2019-10-26T00:00:00" table:style-name="ce19">
            <text:p>26/10/19</text:p>
          </table:table-cell>
          <table:table-cell table:number-columns-repeated="16378"/>
        </table:table-row>
        <table:table-row table:style-name="ro2">
          <table:table-cell office:value-type="string" office:string-value="RN" table:formula="of:=[Comunidades.A10]" table:style-name="ce5">
            <text:p>RN</text:p>
          </table:table-cell>
          <table:table-cell office:value-type="string" office:string-value="PHP RN" table:formula="of:=[Comunidades.B10]" table:style-name="ce5">
            <text:p>PHP RN</text:p>
          </table:table-cell>
          <table:table-cell office:value-type="string" office:string-value="https://twitter.com/php_rn" table:formula="of:=[Comunidades.E10]" table:style-name="ce5">
            <text:p>https://twitter.com/php_rn</text:p>
          </table:table-cell>
          <table:table-cell office:value-type="float" office:value="13" table:style-name="ce5">
            <text:p>13</text:p>
          </table:table-cell>
          <table:table-cell office:value-type="float" office:value="9" table:style-name="ce25">
            <text:p>9</text:p>
          </table:table-cell>
          <table:table-cell office:value-type="date" office:date-value="2019-10-26T00:00:00" table:style-name="ce19">
            <text:p>26/10/19</text:p>
          </table:table-cell>
          <table:table-cell table:number-columns-repeated="16378"/>
        </table:table-row>
        <table:table-row table:style-name="ro2">
          <table:table-cell office:value-type="string" office:string-value="PI" table:formula="of:=[Comunidades.A9]" table:style-name="ce5">
            <text:p>PI</text:p>
          </table:table-cell>
          <table:table-cell office:value-type="string" office:string-value="PHP PI" table:formula="of:=[Comunidades.B9]" table:style-name="ce5">
            <text:p>PHP PI</text:p>
          </table:table-cell>
          <table:table-cell office:value-type="float" office:value="0" table:formula="of:=[Comunidades.E9]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5">
            <text:p>0</text:p>
          </table:table-cell>
          <table:table-cell office:value-type="date" office:date-value="2019-10-26T00:00:00" table:style-name="ce19">
            <text:p>26/10/19</text:p>
          </table:table-cell>
          <table:table-cell table:number-columns-repeated="16378"/>
        </table:table-row>
        <table:table-row table:number-rows-repeated="1048565" table:style-name="ro5">
          <table:table-cell table:number-columns-repeated="16384"/>
        </table:table-row>
      </table:table>
      <table:table table:name="Facebook" table:style-name="ta3">
        <table:table-column table:style-name="co1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31" table:default-cell-style-name="ce1"/>
        <table:table-column table:style-name="co9" table:number-columns-repeated="16377" table:default-cell-style-name="ce1"/>
        <table:table-row table:style-name="ro1">
          <table:table-cell office:value-type="string" office:string-value="ESTADO" table:formula="of:=[Comunidades.A1]" table:style-name="ce14">
            <text:p>ESTADO</text:p>
          </table:table-cell>
          <table:table-cell office:value-type="string" office:string-value="NOME" table:formula="of:=[Comunidades.B1]" table:style-name="ce14">
            <text:p>NOME</text:p>
          </table:table-cell>
          <table:table-cell office:value-type="string" office:string-value="FACEBOOK PAGE" table:formula="of:=[Comunidades.F1]" table:style-name="ce14">
            <text:p>FACEBOOK PAGE</text:p>
          </table:table-cell>
          <table:table-cell office:value-type="string" table:style-name="ce18">
            <text:p>INSCRITOS</text:p>
          </table:table-cell>
          <table:table-cell office:value-type="string" table:style-name="ce14">
            <text:p>FACEBOOK GROUP</text:p>
          </table:table-cell>
          <table:table-cell office:value-type="string" table:style-name="ce14">
            <text:p>INSCRITOS</text:p>
          </table:table-cell>
          <table:table-cell office:value-type="string" table:style-name="ce14">
            <text:p>DATA COLETA</text:p>
          </table:table-cell>
          <table:table-cell table:number-columns-repeated="16377"/>
        </table:table-row>
        <table:table-row table:style-name="ro2">
          <table:table-cell table:style-name="ce5"/>
          <table:table-cell office:value-type="string" office:string-value="PHPESTE" table:formula="of:=[Comunidades.B2]" table:style-name="ce5">
            <text:p>PHPESTE</text:p>
          </table:table-cell>
          <table:table-cell office:value-type="string" office:string-value="https://www.facebook.com/PeAgaPeste/" table:formula="of:=[Comunidades.F2]" table:style-name="ce5">
            <text:p>https://www.facebook.com/PeAgaPeste/</text:p>
          </table:table-cell>
          <table:table-cell table:style-name="ce25"/>
          <table:table-cell table:number-columns-repeated="3" table:style-name="ce5"/>
          <table:table-cell table:number-columns-repeated="16377"/>
        </table:table-row>
        <table:table-row table:style-name="ro2">
          <table:table-cell office:value-type="string" office:string-value="AL" table:formula="of:=[Comunidades.A3]" table:style-name="ce5">
            <text:p>AL</text:p>
          </table:table-cell>
          <table:table-cell office:value-type="string" office:string-value="PHP User Group – Alagoas" table:formula="of:=[Comunidades.B3]" table:style-name="ce5">
            <text:p>PHP User Group – Alagoas</text:p>
          </table:table-cell>
          <table:table-cell office:value-type="string" office:string-value="https://www.facebook.com/groups/385099358172866/" table:formula="of:=[Comunidades.F3]" table:style-name="ce5">
            <text:p>https://www.facebook.com/groups/385099358172866/</text:p>
          </table:table-cell>
          <table:table-cell table:style-name="ce25"/>
          <table:table-cell table:number-columns-repeated="3" table:style-name="ce5"/>
          <table:table-cell table:number-columns-repeated="16377"/>
        </table:table-row>
        <table:table-row table:style-name="ro2">
          <table:table-cell office:value-type="string" office:string-value="BA" table:formula="of:=[Comunidades.A4]" table:style-name="ce5">
            <text:p>BA</text:p>
          </table:table-cell>
          <table:table-cell office:value-type="string" office:string-value="PHPBA" table:formula="of:=[Comunidades.B4]" table:style-name="ce5">
            <text:p>PHPBA</text:p>
          </table:table-cell>
          <table:table-cell office:value-type="string" office:string-value="https://www.facebook.com/PHPBA-1452159261670420/" table:formula="of:=[Comunidades.F4]" table:style-name="ce5">
            <text:p>https://www.facebook.com/PHPBA-1452159261670420/</text:p>
          </table:table-cell>
          <table:table-cell table:style-name="ce25"/>
          <table:table-cell table:number-columns-repeated="3" table:style-name="ce5"/>
          <table:table-cell table:number-columns-repeated="16377"/>
        </table:table-row>
        <table:table-row table:style-name="ro2">
          <table:table-cell office:value-type="string" office:string-value="CE" table:formula="of:=[Comunidades.A5]" table:style-name="ce5">
            <text:p>CE</text:p>
          </table:table-cell>
          <table:table-cell office:value-type="string" office:string-value="PHP com Rapadura" table:formula="of:=[Comunidades.B5]" table:style-name="ce5">
            <text:p>PHP com Rapadura</text:p>
          </table:table-cell>
          <table:table-cell office:value-type="string" office:string-value="https://www.facebook.com/RAPADURAdoPoder/" table:formula="of:=[Comunidades.F5]" table:style-name="ce5">
            <text:p>https://www.facebook.com/RAPADURAdoPoder/</text:p>
          </table:table-cell>
          <table:table-cell table:style-name="ce25"/>
          <table:table-cell table:number-columns-repeated="3" table:style-name="ce5"/>
          <table:table-cell table:number-columns-repeated="16377"/>
        </table:table-row>
        <table:table-row table:style-name="ro2">
          <table:table-cell office:value-type="string" office:string-value="MA" table:formula="of:=[Comunidades.A6]" table:style-name="ce5">
            <text:p>MA</text:p>
          </table:table-cell>
          <table:table-cell office:value-type="string" office:string-value="PHP Maranhão" table:formula="of:=[Comunidades.B6]" table:style-name="ce5">
            <text:p>PHP Maranhão</text:p>
          </table:table-cell>
          <table:table-cell office:value-type="string" office:string-value="https://www.facebook.com/devswebmaranhao/" table:formula="of:=[Comunidades.F6]" table:style-name="ce5">
            <text:p>https://www.facebook.com/devswebmaranhao/</text:p>
          </table:table-cell>
          <table:table-cell table:style-name="ce25"/>
          <table:table-cell table:number-columns-repeated="3" table:style-name="ce5"/>
          <table:table-cell table:number-columns-repeated="16377"/>
        </table:table-row>
        <table:table-row table:style-name="ro2">
          <table:table-cell office:value-type="string" office:string-value="PB" table:formula="of:=[Comunidades.A7]" table:style-name="ce5">
            <text:p>PB</text:p>
          </table:table-cell>
          <table:table-cell office:value-type="string" office:string-value="PHP PB" table:formula="of:=[Comunidades.B7]" table:style-name="ce5">
            <text:p>PHP PB</text:p>
          </table:table-cell>
          <table:table-cell office:value-type="string" office:string-value="https://www.facebook.com/PHP-PB-153629998034618/" table:formula="of:=[Comunidades.F7]" table:style-name="ce5">
            <text:p>https://www.facebook.com/PHP-PB-153629998034618/</text:p>
          </table:table-cell>
          <table:table-cell table:style-name="ce25"/>
          <table:table-cell table:number-columns-repeated="3" table:style-name="ce5"/>
          <table:table-cell table:number-columns-repeated="16377"/>
        </table:table-row>
        <table:table-row table:style-name="ro2">
          <table:table-cell office:value-type="string" office:string-value="PE" table:formula="of:=[Comunidades.A8]" table:style-name="ce5">
            <text:p>PE</text:p>
          </table:table-cell>
          <table:table-cell office:value-type="string" office:string-value="PHP Pernambuco" table:formula="of:=[Comunidades.B8]" table:style-name="ce5">
            <text:p>PHP Pernambuco</text:p>
          </table:table-cell>
          <table:table-cell office:value-type="string" office:string-value="https://www.facebook.com/comunidadewebpe/" table:formula="of:=[Comunidades.F8]" table:style-name="ce5">
            <text:p>https://www.facebook.com/comunidadewebpe/</text:p>
          </table:table-cell>
          <table:table-cell table:style-name="ce25"/>
          <table:table-cell table:number-columns-repeated="3" table:style-name="ce5"/>
          <table:table-cell table:number-columns-repeated="16377"/>
        </table:table-row>
        <table:table-row table:style-name="ro2">
          <table:table-cell office:value-type="string" office:string-value="PI" table:formula="of:=[Comunidades.A9]" table:style-name="ce5">
            <text:p>PI</text:p>
          </table:table-cell>
          <table:table-cell office:value-type="string" office:string-value="PHP PI" table:formula="of:=[Comunidades.B9]" table:style-name="ce5">
            <text:p>PHP PI</text:p>
          </table:table-cell>
          <table:table-cell office:value-type="float" office:value="0" table:formula="of:=[Comunidades.F9]" table:style-name="ce5">
            <text:p>0</text:p>
          </table:table-cell>
          <table:table-cell table:style-name="ce25"/>
          <table:table-cell table:number-columns-repeated="3" table:style-name="ce5"/>
          <table:table-cell table:number-columns-repeated="16377"/>
        </table:table-row>
        <table:table-row table:style-name="ro2">
          <table:table-cell office:value-type="string" office:string-value="RN" table:formula="of:=[Comunidades.A10]" table:style-name="ce5">
            <text:p>RN</text:p>
          </table:table-cell>
          <table:table-cell office:value-type="string" office:string-value="PHP RN" table:formula="of:=[Comunidades.B10]" table:style-name="ce5">
            <text:p>PHP RN</text:p>
          </table:table-cell>
          <table:table-cell office:value-type="string" office:string-value="https://www.facebook.com/groups/1686832664951730/" table:formula="of:=[Comunidades.F10]" table:style-name="ce5">
            <text:p>https://www.facebook.com/groups/1686832664951730/</text:p>
          </table:table-cell>
          <table:table-cell table:style-name="ce25"/>
          <table:table-cell table:number-columns-repeated="3" table:style-name="ce5"/>
          <table:table-cell table:number-columns-repeated="16377"/>
        </table:table-row>
        <table:table-row table:style-name="ro2">
          <table:table-cell office:value-type="string" office:string-value="SE" table:formula="of:=[Comunidades.A11]" table:style-name="ce5">
            <text:p>SE</text:p>
          </table:table-cell>
          <table:table-cell office:value-type="string" office:string-value="PHP SE" table:formula="of:=[Comunidades.B11]" table:style-name="ce5">
            <text:p>PHP SE</text:p>
          </table:table-cell>
          <table:table-cell office:value-type="string" office:string-value="https://www.facebook.com/PHP-Sergipe-296232240477531/" table:formula="of:=[Comunidades.F11]" table:style-name="ce5">
            <text:p>https://www.facebook.com/PHP-Sergipe-296232240477531/</text:p>
          </table:table-cell>
          <table:table-cell table:style-name="ce25"/>
          <table:table-cell table:number-columns-repeated="3" table:style-name="ce5"/>
          <table:table-cell table:number-columns-repeated="16377"/>
        </table:table-row>
        <table:table-row table:number-rows-repeated="1048565" table:style-name="ro5">
          <table:table-cell table:number-columns-repeated="16384"/>
        </table:table-row>
      </table:table>
      <table:database-ranges>
        <table:database-range table:target-range-address="Comunidades.A2:Comunidades.H12" table:name="__Anonymous_Sheet_DB__0">
          <table:sort>
            <table:sort-by table:field-number="0"/>
          </table:sort>
        </table:database-range>
        <table:database-range table:target-range-address="Github.A1:Github.G11" table:name="__Anonymous_Sheet_DB__1" table:contains-header="false">
          <table:sort>
            <table:sort-by table:field-number="3" table:order="descending"/>
          </table:sort>
        </table:database-range>
        <table:database-range table:target-range-address="Telegram.A2:Telegram.E11" table:name="__Anonymous_Sheet_DB__3" table:contains-header="false">
          <table:sort>
            <table:sort-by table:field-number="3" table:order="descending"/>
          </table:sort>
        </table:database-range>
        <table:database-range table:target-range-address="Instagram.A3:Instagram.F12" table:name="__Anonymous_Sheet_DB__4">
          <table:sort>
            <table:sort-by table:field-number="4" table:order="descending"/>
          </table:sort>
        </table:database-range>
        <table:database-range table:target-range-address="Twitter.A1:Twitter.F11" table:name="__Anonymous_Sheet_DB__5" table:contains-header="false">
          <table:sort>
            <table:sort-by table:field-number="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/>
    </number:date-style>
    <number:date-style style:name="N37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5354330708661in" fo:margin-bottom="0.315354330708661in" fo:margin-left="0.511811023622047in" fo:margin-right="0.511811023622047in" style:table-centering="none" style:print="objects charts drawings"/>
      <style:header-style>
        <style:header-footer-properties fo:min-height="0.472047244094488in" fo:margin-left="0.511811023622047in" fo:margin-right="0.511811023622047in" fo:margin-bottom="0in"/>
      </style:header-style>
      <style:footer-style>
        <style:header-footer-properties fo:min-height="0.472047244094488in" fo:margin-left="0.511811023622047in" fo:margin-right="0.511811023622047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George Maia</dc:creator>
    <meta:creation-date>2019-10-25T08:41:56Z</meta:creation-date>
    <dc:date>2019-10-31T23:16:04Z</dc:date>
    <meta:editing-cycles>95</meta:editing-cycles>
    <meta:editing-duration>PT1915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4488188976pt" svg:width="453.5150393700787pt" chart:style-name="Crt0">
        <chart:title chart:style-name="CT00">
          <text:p text:style-name="a0" text:class-names="" text:cond-style-name="">GitHub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ithub.$B$2:.$B$11"/>
          </chart:axis>
          <chart:series chart:label-cell-address="Github.$D$1" chart:values-cell-range-address="Github.$D$2:.$D$11" chart:class="chart:bar" chart:attached-axis="primary-y" chart:style-name="G0S0">
            <chart:data-point chart:repeated="10"/>
          </chart:series>
          <chart:series chart:label-cell-address="Github.$E$1" chart:values-cell-range-address="Github.$E$2:.$E$11" chart:class="chart:bar" chart:attached-axis="primary-y" chart:style-name="G0S1">
            <chart:data-point chart:repeated="10"/>
          </chart:series>
          <chart:series chart:label-cell-address="Github.$F$1" chart:values-cell-range-address="Github.$F$2:.$F$11" chart:class="chart:bar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4488188976pt" svg:width="453.5150393700787pt" chart:style-name="Crt0">
        <chart:title chart:style-name="CT00">
          <text:p text:style-name="a0" text:class-names="" text:cond-style-name="">Quantidade de Membros no Telegram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elegram.$B$2:.$B$11"/>
          </chart:axis>
          <chart:series chart:label-cell-address="Telegram.$D$1" chart:values-cell-range-address="Telegram.$D$2:.$D$11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nstagram - Seguidore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nstagram.$B$2:.$B$12"/>
          </chart:axis>
          <chart:series chart:label-cell-address="Instagram.$E$1" chart:values-cell-range-address="Instagram.$E$2:.$E$12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Instagram - Publicaçõe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nstagram.$B$2:.$B$12"/>
          </chart:axis>
          <chart:series chart:label-cell-address="Instagram.$D$1" chart:values-cell-range-address="Instagram.$D$2:.$D$12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4488188976pt" svg:width="453.5150393700787pt" chart:style-name="Crt0">
        <chart:title chart:style-name="CT00">
          <text:p text:style-name="a0" text:class-names="" text:cond-style-name="">Instagram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nstagram.$B$2:.$B$12"/>
          </chart:axis>
          <chart:series chart:label-cell-address="Instagram.$D$1" chart:values-cell-range-address="Instagram.$D$2:.$D$12" chart:class="chart:bar" chart:attached-axis="primary-y" chart:style-name="G0S0">
            <chart:data-point chart:repeated="10"/>
          </chart:series>
          <chart:series chart:label-cell-address="Instagram.$E$1" chart:values-cell-range-address="Instagram.$E$2:.$E$12" chart:class="chart:bar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4488188976pt" svg:width="453.5150393700787pt" chart:style-name="Crt0">
        <chart:title chart:style-name="CT00">
          <text:p text:style-name="a0" text:class-names="" text:cond-style-name="">Twitter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witter.$B$2:.$B$11"/>
          </chart:axis>
          <chart:series chart:label-cell-address="Twitter.$D$1" chart:values-cell-range-address="Twitter.$D$2:.$D$11" chart:class="chart:bar" chart:attached-axis="primary-y" chart:style-name="G0S0">
            <chart:data-point chart:repeated="10"/>
          </chart:series>
          <chart:series chart:label-cell-address="Twitter.$E$1" chart:values-cell-range-address="Twitter.$E$2:.$E$11" chart:class="chart:bar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